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29B000001669A4C9D385A45645B.png" manifest:media-type="image/png"/>
  <manifest:file-entry manifest:full-path="Pictures/1000020100000203000002596FEBA064644C9AD9.png" manifest:media-type="image/png"/>
  <manifest:file-entry manifest:full-path="Pictures/100000000000036C0000025C9CB4504DB077C29E.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ans-serif"/>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Text_20_body">
      <style:text-properties officeooo:rsid="035aff17" officeooo:paragraph-rsid="03a70968"/>
    </style:style>
    <style:style style:name="P4" style:family="paragraph" style:parent-style-name="Text_20_body">
      <style:text-properties officeooo:rsid="034ac030" officeooo:paragraph-rsid="03a63e90"/>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70968"/>
    </style:style>
    <style:style style:name="P7" style:family="paragraph" style:parent-style-name="Heading_20_2">
      <style:text-properties officeooo:rsid="03733045"/>
    </style:style>
    <style:style style:name="P8" style:family="paragraph" style:parent-style-name="Text_20_body" style:list-style-name="L1">
      <style:text-properties style:font-name="Times New Roman" officeooo:rsid="02c07c14" officeooo:paragraph-rsid="02c07c14"/>
    </style:style>
    <style:style style:name="P9" style:family="paragraph" style:parent-style-name="Text_20_body" style:list-style-name="L1">
      <style:text-properties style:font-name="Times New Roman" officeooo:rsid="02c07c14" officeooo:paragraph-rsid="02d79272"/>
    </style:style>
    <style:style style:name="P10" style:family="paragraph" style:parent-style-name="Text_20_body" style:list-style-name="L1">
      <style:text-properties style:font-name="Times New Roman" officeooo:rsid="02c694e2" officeooo:paragraph-rsid="02c694e2"/>
    </style:style>
    <style:style style:name="P11" style:family="paragraph" style:parent-style-name="Text_20_body" style:list-style-name="L2">
      <style:text-properties style:font-name="Times New Roman" officeooo:rsid="02c25302" officeooo:paragraph-rsid="02c25302"/>
    </style:style>
    <style:style style:name="P12" style:family="paragraph" style:parent-style-name="Text_20_body" style:list-style-name="L3">
      <style:text-properties officeooo:rsid="02d35e24" officeooo:paragraph-rsid="02d35e24"/>
    </style:style>
    <style:style style:name="P13" style:family="paragraph" style:parent-style-name="Heading_20_1">
      <style:paragraph-properties fo:break-before="page"/>
      <style:text-properties officeooo:rsid="01ad83bc" officeooo:paragraph-rsid="01ad83bc"/>
    </style:style>
    <style:style style:name="P14" style:family="paragraph" style:parent-style-name="Text_20_body">
      <style:text-properties officeooo:rsid="02c6c633" officeooo:paragraph-rsid="02c6c633"/>
    </style:style>
    <style:style style:name="P15" style:family="paragraph" style:parent-style-name="Text_20_body" style:list-style-name="L4">
      <style:text-properties fo:font-weight="normal" officeooo:rsid="02c7223e" officeooo:paragraph-rsid="02c7223e" style:font-weight-asian="normal" style:font-weight-complex="normal"/>
    </style:style>
    <style:style style:name="P16" style:family="paragraph" style:parent-style-name="Heading_20_2">
      <style:paragraph-properties fo:text-align="start" style:justify-single-word="false"/>
      <style:text-properties officeooo:rsid="02cda2b6" officeooo:paragraph-rsid="02cda2b6"/>
    </style:style>
    <style:style style:name="P17" style:family="paragraph" style:parent-style-name="Heading_20_2">
      <style:paragraph-properties fo:text-align="start" style:justify-single-word="false"/>
      <style:text-properties style:font-name="Times New Roman" officeooo:rsid="02cda2b6" officeooo:paragraph-rsid="02cda2b6"/>
    </style:style>
    <style:style style:name="P18" style:family="paragraph" style:parent-style-name="Text_20_body">
      <style:paragraph-properties fo:text-align="start" style:justify-single-word="false"/>
      <style:text-properties style:font-name="Times New Roman" officeooo:rsid="02cda2b6" officeooo:paragraph-rsid="02cda2b6"/>
    </style:style>
    <style:style style:name="P19" style:family="paragraph" style:parent-style-name="Text_20_body">
      <style:text-properties officeooo:rsid="02d0c423" officeooo:paragraph-rsid="02d0c423"/>
    </style:style>
    <style:style style:name="P20" style:family="paragraph" style:parent-style-name="Text_20_body">
      <style:text-properties officeooo:rsid="02d5c322" officeooo:paragraph-rsid="02d5c322"/>
    </style:style>
    <style:style style:name="P21" style:family="paragraph" style:parent-style-name="Heading_20_2">
      <style:paragraph-properties fo:break-before="page"/>
    </style:style>
    <style:style style:name="P22" style:family="paragraph" style:parent-style-name="Text_20_body">
      <style:text-properties officeooo:rsid="02d802d1" officeooo:paragraph-rsid="02d802d1"/>
    </style:style>
    <style:style style:name="P23" style:family="paragraph" style:parent-style-name="Text_20_body">
      <style:text-properties fo:font-weight="bold" officeooo:rsid="02d802d1" officeooo:paragraph-rsid="02d802d1" style:font-weight-asian="bold" style:font-weight-complex="bold"/>
    </style:style>
    <style:style style:name="P24" style:family="paragraph" style:parent-style-name="Text_20_body">
      <style:text-properties style:font-name="Times New Roman" officeooo:rsid="02c07c14"/>
    </style:style>
    <style:style style:name="P25" style:family="paragraph" style:parent-style-name="Text_20_body">
      <style:text-properties officeooo:rsid="02dc17bd" officeooo:paragraph-rsid="02dc17bd"/>
    </style:style>
    <style:style style:name="P26" style:family="paragraph" style:parent-style-name="Heading_20_1">
      <style:paragraph-properties fo:break-before="page"/>
    </style:style>
    <style:style style:name="P27" style:family="paragraph" style:parent-style-name="Text_20_body">
      <style:text-properties officeooo:rsid="02833bab" officeooo:paragraph-rsid="02833bab"/>
    </style:style>
    <style:style style:name="P28" style:family="paragraph" style:parent-style-name="Footer">
      <style:paragraph-properties fo:text-align="end" style:justify-single-word="false"/>
      <style:text-properties officeooo:paragraph-rsid="03bd0a1c"/>
    </style:style>
    <style:style style:name="P29"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0" style:family="paragraph" style:parent-style-name="Standard">
      <style:paragraph-properties fo:text-align="start" style:justify-single-word="false"/>
      <style:text-properties officeooo:rsid="0002d659" officeooo:paragraph-rsid="0002d659"/>
    </style:style>
    <style:style style:name="P31" style:family="paragraph" style:parent-style-name="Standard">
      <style:text-properties officeooo:rsid="01fac03e" officeooo:paragraph-rsid="003596f7"/>
    </style:style>
    <style:style style:name="P32" style:family="paragraph" style:parent-style-name="Standard">
      <style:text-properties officeooo:rsid="000b5804" officeooo:paragraph-rsid="003596f7"/>
    </style:style>
    <style:style style:name="P33" style:family="paragraph" style:parent-style-name="Heading">
      <style:paragraph-properties fo:text-align="center" style:justify-single-word="false"/>
      <style:text-properties fo:font-weight="bold" officeooo:rsid="01fa7f0f" style:font-weight-asian="bold" style:font-weight-complex="bold"/>
    </style:style>
    <style:style style:name="P34" style:family="paragraph" style:parent-style-name="Heading">
      <style:paragraph-properties fo:text-align="center" style:justify-single-word="false"/>
      <style:text-properties fo:font-weight="bold" style:font-weight-asian="bold" style:font-weight-complex="bold"/>
    </style:style>
    <style:style style:name="P35" style:family="paragraph" style:parent-style-name="Text_20_body">
      <style:text-properties officeooo:rsid="034ac030" officeooo:paragraph-rsid="03a70968"/>
    </style:style>
    <style:style style:name="P36" style:family="paragraph" style:parent-style-name="Text_20_body">
      <style:text-properties officeooo:rsid="034ac030" officeooo:paragraph-rsid="03a63e90"/>
    </style:style>
    <style:style style:name="P37" style:family="paragraph" style:parent-style-name="Text_20_body">
      <style:text-properties officeooo:paragraph-rsid="03a70968"/>
    </style:style>
    <style:style style:name="P38" style:family="paragraph" style:parent-style-name="Text_20_body">
      <style:text-properties officeooo:rsid="035aff17" officeooo:paragraph-rsid="03a70968"/>
    </style:style>
    <style:style style:name="P39" style:family="paragraph" style:parent-style-name="Text_20_body">
      <style:text-properties style:font-name="Times New Roman" officeooo:rsid="02c07c14"/>
    </style:style>
    <style:style style:name="P40" style:family="paragraph" style:parent-style-name="Text_20_body">
      <style:paragraph-properties fo:text-align="start" style:justify-single-word="false"/>
      <style:text-properties style:font-name="Times New Roman" officeooo:rsid="02cda2b6" officeooo:paragraph-rsid="02cda2b6"/>
    </style:style>
    <style:style style:name="P41" style:family="paragraph" style:parent-style-name="Text_20_body">
      <style:text-properties style:font-name="Times New Roman" officeooo:rsid="03a72f27" officeooo:paragraph-rsid="03afe2b9"/>
    </style:style>
    <style:style style:name="P42" style:family="paragraph" style:parent-style-name="Text_20_body">
      <style:text-properties officeooo:rsid="02c6c633" officeooo:paragraph-rsid="02c6c633"/>
    </style:style>
    <style:style style:name="P43" style:family="paragraph" style:parent-style-name="Text_20_body">
      <style:text-properties officeooo:rsid="02d0c423" officeooo:paragraph-rsid="02d0c423"/>
    </style:style>
    <style:style style:name="P44" style:family="paragraph" style:parent-style-name="Text_20_body">
      <style:text-properties officeooo:rsid="02d5c322" officeooo:paragraph-rsid="02d5c322"/>
    </style:style>
    <style:style style:name="P45" style:family="paragraph" style:parent-style-name="Text_20_body">
      <style:text-properties officeooo:rsid="02d802d1" officeooo:paragraph-rsid="02d802d1"/>
    </style:style>
    <style:style style:name="P46" style:family="paragraph" style:parent-style-name="Text_20_body">
      <style:text-properties fo:font-weight="bold" officeooo:rsid="02d802d1" officeooo:paragraph-rsid="02d802d1" style:font-weight-asian="bold" style:font-weight-complex="bold"/>
    </style:style>
    <style:style style:name="P47" style:family="paragraph" style:parent-style-name="Text_20_body">
      <style:text-properties fo:font-weight="bold" officeooo:rsid="03cadc18" officeooo:paragraph-rsid="03cadc18" style:font-weight-asian="bold" style:font-weight-complex="bold"/>
    </style:style>
    <style:style style:name="P48" style:family="paragraph" style:parent-style-name="Text_20_body">
      <style:text-properties fo:font-weight="bold" officeooo:rsid="03cc9172" officeooo:paragraph-rsid="03cc9172" style:font-weight-asian="bold" style:font-weight-complex="bold"/>
    </style:style>
    <style:style style:name="P49" style:family="paragraph" style:parent-style-name="Text_20_body">
      <style:text-properties officeooo:rsid="02dc17bd" officeooo:paragraph-rsid="02dc17bd"/>
    </style:style>
    <style:style style:name="P50" style:family="paragraph" style:parent-style-name="Text_20_body">
      <style:text-properties officeooo:rsid="02833bab" officeooo:paragraph-rsid="02833bab"/>
    </style:style>
    <style:style style:name="P51" style:family="paragraph" style:parent-style-name="Text_20_body">
      <style:text-properties officeooo:paragraph-rsid="01756fef"/>
    </style:style>
    <style:style style:name="P52" style:family="paragraph" style:parent-style-name="Text_20_body">
      <style:text-properties officeooo:rsid="01dd4f45" officeooo:paragraph-rsid="01dd4f45"/>
    </style:style>
    <style:style style:name="P53" style:family="paragraph" style:parent-style-name="Text_20_body">
      <style:text-properties officeooo:paragraph-rsid="01edcf44"/>
    </style:style>
    <style:style style:name="P54" style:family="paragraph" style:parent-style-name="Text_20_body">
      <style:text-properties officeooo:rsid="0036a586" officeooo:paragraph-rsid="0176446b"/>
    </style:style>
    <style:style style:name="P55" style:family="paragraph" style:parent-style-name="Text_20_body">
      <style:text-properties officeooo:paragraph-rsid="031e5fb3"/>
    </style:style>
    <style:style style:name="P56" style:family="paragraph" style:parent-style-name="Text_20_body">
      <style:text-properties officeooo:rsid="03a72f27" officeooo:paragraph-rsid="03afe2b9"/>
    </style:style>
    <style:style style:name="P57" style:family="paragraph" style:parent-style-name="Text_20_body">
      <style:text-properties officeooo:rsid="03b5d25d" officeooo:paragraph-rsid="03b5d25d"/>
    </style:style>
    <style:style style:name="P58" style:family="paragraph" style:parent-style-name="Text_20_body">
      <style:text-properties officeooo:rsid="03b87da0" officeooo:paragraph-rsid="03b87da0"/>
    </style:style>
    <style:style style:name="P59" style:family="paragraph" style:parent-style-name="Text_20_body">
      <style:text-properties officeooo:rsid="03bbec35" officeooo:paragraph-rsid="03bbec35"/>
    </style:style>
    <style:style style:name="P60" style:family="paragraph" style:parent-style-name="Text_20_body">
      <style:text-properties officeooo:rsid="03bd0a1c" officeooo:paragraph-rsid="03bd0a1c"/>
    </style:style>
    <style:style style:name="P61" style:family="paragraph" style:parent-style-name="Text_20_body">
      <style:text-properties style:font-name="Consolas" fo:font-size="10pt" officeooo:rsid="03bd0a1c" officeooo:paragraph-rsid="03bd0a1c" style:font-size-asian="10pt" style:font-size-complex="10pt"/>
    </style:style>
    <style:style style:name="P62" style:family="paragraph" style:parent-style-name="Text_20_body">
      <style:text-properties style:font-name="Consolas" fo:font-size="10pt" officeooo:rsid="03d255ea" officeooo:paragraph-rsid="03d255ea" style:font-size-asian="10pt" style:font-size-complex="10pt"/>
    </style:style>
    <style:style style:name="P63" style:family="paragraph" style:parent-style-name="Text_20_body">
      <style:text-properties officeooo:rsid="03ca73bf" officeooo:paragraph-rsid="03ca73bf"/>
    </style:style>
    <style:style style:name="P64" style:family="paragraph" style:parent-style-name="Text_20_body">
      <style:text-properties officeooo:rsid="03cadc18" officeooo:paragraph-rsid="03cadc18"/>
    </style:style>
    <style:style style:name="P65" style:family="paragraph" style:parent-style-name="Text_20_body">
      <style:text-properties officeooo:rsid="03c2ad11" officeooo:paragraph-rsid="03c2ad11"/>
    </style:style>
    <style:style style:name="P66" style:family="paragraph" style:parent-style-name="Text_20_body">
      <style:text-properties officeooo:rsid="03d255ea" officeooo:paragraph-rsid="03d255ea"/>
    </style:style>
    <style:style style:name="P67" style:family="paragraph" style:parent-style-name="Index">
      <style:paragraph-properties fo:text-align="start" style:justify-single-word="false"/>
      <style:text-properties officeooo:rsid="0002d659" officeooo:paragraph-rsid="0002d659"/>
    </style:style>
    <style:style style:name="P68" style:family="paragraph" style:parent-style-name="Index">
      <style:paragraph-properties fo:text-align="start" style:justify-single-word="false"/>
      <style:text-properties officeooo:paragraph-rsid="0002d659"/>
    </style:style>
    <style:style style:name="P69" style:family="paragraph" style:parent-style-name="Illustration_20_Index_20_1">
      <style:paragraph-properties>
        <style:tab-stops>
          <style:tab-stop style:position="17.013cm" style:type="right" style:leader-style="dotted" style:leader-text="."/>
        </style:tab-stops>
      </style:paragraph-properties>
    </style:style>
    <style:style style:name="P70" style:family="paragraph" style:parent-style-name="Standard" style:master-page-name="First_20_Page">
      <style:paragraph-properties style:page-number="auto"/>
      <style:text-properties officeooo:rsid="038405db" officeooo:paragraph-rsid="038405db"/>
    </style:style>
    <style:style style:name="P71" style:family="paragraph" style:parent-style-name="Index" style:master-page-name="Index">
      <style:paragraph-properties fo:text-align="start" style:justify-single-word="false" style:page-number="auto"/>
      <style:text-properties officeooo:paragraph-rsid="0002d659"/>
    </style:style>
    <style:style style:name="P72" style:family="paragraph" style:parent-style-name="Heading_20_1" style:list-style-name=""/>
    <style:style style:name="P73" style:family="paragraph" style:parent-style-name="Heading_20_1">
      <style:paragraph-properties fo:break-before="page"/>
    </style:style>
    <style:style style:name="P74" style:family="paragraph" style:parent-style-name="Heading_20_1">
      <style:paragraph-properties fo:break-before="page"/>
      <style:text-properties officeooo:rsid="01ad83bc" officeooo:paragraph-rsid="01ad83bc"/>
    </style:style>
    <style:style style:name="P75" style:family="paragraph" style:parent-style-name="Heading_20_1">
      <style:paragraph-properties fo:break-before="page"/>
      <style:text-properties officeooo:rsid="0184022c" officeooo:paragraph-rsid="0184022c"/>
    </style:style>
    <style:style style:name="P76" style:family="paragraph" style:parent-style-name="Heading_20_1" style:master-page-name="Standard">
      <style:paragraph-properties style:page-number="1"/>
      <style:text-properties officeooo:rsid="003596f7" officeooo:paragraph-rsid="003596f7"/>
    </style:style>
    <style:style style:name="P77" style:family="paragraph" style:parent-style-name="Heading_20_2">
      <style:text-properties officeooo:rsid="03733045"/>
    </style:style>
    <style:style style:name="P78" style:family="paragraph" style:parent-style-name="Heading_20_2">
      <style:paragraph-properties fo:text-align="start" style:justify-single-word="false"/>
      <style:text-properties officeooo:rsid="02cda2b6" officeooo:paragraph-rsid="02cda2b6"/>
    </style:style>
    <style:style style:name="P79" style:family="paragraph" style:parent-style-name="Heading_20_2">
      <style:paragraph-properties fo:text-align="start" style:justify-single-word="false"/>
      <style:text-properties style:font-name="Times New Roman" officeooo:rsid="02cda2b6" officeooo:paragraph-rsid="02cda2b6"/>
    </style:style>
    <style:style style:name="P80" style:family="paragraph" style:parent-style-name="Heading_20_2">
      <style:text-properties style:font-name="Times New Roman" officeooo:rsid="02c07c14" officeooo:paragraph-rsid="02c07c14"/>
    </style:style>
    <style:style style:name="P81" style:family="paragraph" style:parent-style-name="Heading_20_2">
      <style:text-properties officeooo:rsid="0036a586" officeooo:paragraph-rsid="0176446b"/>
    </style:style>
    <style:style style:name="P82" style:family="paragraph" style:parent-style-name="Heading_20_2" style:list-style-name=""/>
    <style:style style:name="P83" style:family="paragraph" style:parent-style-name="Heading_20_2">
      <style:text-properties officeooo:paragraph-rsid="03afe2b9"/>
    </style:style>
    <style:style style:name="P84" style:family="paragraph" style:parent-style-name="Heading_20_2">
      <style:paragraph-properties fo:break-before="page"/>
    </style:style>
    <style:style style:name="P85" style:family="paragraph" style:parent-style-name="Heading_20_3" style:list-style-name=""/>
    <style:style style:name="P86" style:family="paragraph" style:parent-style-name="Heading_20_3">
      <style:paragraph-properties fo:break-before="page"/>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Contents_20_2">
      <style:paragraph-properties>
        <style:tab-stops>
          <style:tab-stop style:position="17cm" style:type="right" style:leader-style="dotted" style:leader-text="."/>
        </style:tab-stops>
      </style:paragraph-properties>
    </style:style>
    <style:style style:name="P89" style:family="paragraph" style:parent-style-name="Contents_20_3">
      <style:paragraph-properties>
        <style:tab-stops>
          <style:tab-stop style:position="17cm" style:type="right" style:leader-style="dotted" style:leader-text="."/>
        </style:tab-stops>
      </style:paragraph-properties>
    </style:style>
    <style:style style:name="P90" style:family="paragraph" style:parent-style-name="Text_20_body" style:list-style-name="L1">
      <style:text-properties style:font-name="Times New Roman" officeooo:rsid="02c07c14" officeooo:paragraph-rsid="02c07c14"/>
    </style:style>
    <style:style style:name="P91" style:family="paragraph" style:parent-style-name="Text_20_body" style:list-style-name="L1">
      <style:text-properties style:font-name="Times New Roman" officeooo:rsid="02c07c14" officeooo:paragraph-rsid="02d79272"/>
    </style:style>
    <style:style style:name="P92" style:family="paragraph" style:parent-style-name="Text_20_body" style:list-style-name="L1">
      <style:text-properties style:font-name="Times New Roman" officeooo:rsid="02c694e2" officeooo:paragraph-rsid="02c694e2"/>
    </style:style>
    <style:style style:name="P93" style:family="paragraph" style:parent-style-name="Text_20_body" style:list-style-name="L2">
      <style:text-properties style:font-name="Times New Roman" officeooo:rsid="02c25302" officeooo:paragraph-rsid="02c25302"/>
    </style:style>
    <style:style style:name="P94" style:family="paragraph" style:parent-style-name="Text_20_body" style:list-style-name="L5">
      <style:text-properties style:font-name="Times New Roman" officeooo:rsid="03a72f27" officeooo:paragraph-rsid="03a72f27"/>
    </style:style>
    <style:style style:name="P95" style:family="paragraph" style:parent-style-name="Text_20_body" style:list-style-name="L6">
      <style:text-properties style:font-name="Times New Roman" officeooo:rsid="03a72f27" officeooo:paragraph-rsid="03a72f27"/>
    </style:style>
    <style:style style:name="P96" style:family="paragraph" style:parent-style-name="Text_20_body" style:list-style-name="L6">
      <style:text-properties style:font-name="Times New Roman" officeooo:rsid="03a72f27" officeooo:paragraph-rsid="03afe2b9"/>
    </style:style>
    <style:style style:name="P97" style:family="paragraph" style:parent-style-name="Text_20_body" style:list-style-name="L7">
      <style:text-properties style:font-name="Times New Roman" officeooo:rsid="03a72f27" officeooo:paragraph-rsid="03afe2b9"/>
    </style:style>
    <style:style style:name="P98" style:family="paragraph" style:parent-style-name="Text_20_body" style:list-style-name="L8">
      <style:text-properties style:font-name="Times New Roman" officeooo:rsid="03a72f27" officeooo:paragraph-rsid="03a72f27"/>
    </style:style>
    <style:style style:name="P99" style:family="paragraph" style:parent-style-name="Text_20_body" style:list-style-name="L9">
      <style:text-properties style:font-name="Times New Roman" officeooo:rsid="03a72f27" officeooo:paragraph-rsid="03b16743"/>
    </style:style>
    <style:style style:name="P100" style:family="paragraph" style:parent-style-name="Text_20_body" style:list-style-name="L10">
      <style:text-properties style:font-name="Times New Roman" officeooo:rsid="03a72f27" officeooo:paragraph-rsid="03a72f27"/>
    </style:style>
    <style:style style:name="P101" style:family="paragraph" style:parent-style-name="Text_20_body" style:list-style-name="L10">
      <style:text-properties style:font-name="Times New Roman" officeooo:rsid="03a72f27" officeooo:paragraph-rsid="03c6d9d7"/>
    </style:style>
    <style:style style:name="P102" style:family="paragraph" style:parent-style-name="Text_20_body" style:list-style-name="L5">
      <style:text-properties style:font-name="Times New Roman" officeooo:rsid="03c93cd5" officeooo:paragraph-rsid="03c93cd5"/>
    </style:style>
    <style:style style:name="P103" style:family="paragraph" style:parent-style-name="Text_20_body" style:list-style-name="L9">
      <style:text-properties style:font-name="Times New Roman" officeooo:rsid="03d40aae" officeooo:paragraph-rsid="03d40aae"/>
    </style:style>
    <style:style style:name="P104" style:family="paragraph" style:parent-style-name="Text_20_body" style:list-style-name="L10">
      <style:text-properties style:font-name="Times New Roman" officeooo:rsid="03c6d9d7" officeooo:paragraph-rsid="03c6d9d7"/>
    </style:style>
    <style:style style:name="P105" style:family="paragraph" style:parent-style-name="Text_20_body" style:list-style-name="L15">
      <style:text-properties style:font-name="Times New Roman" officeooo:rsid="016f9575" officeooo:paragraph-rsid="030b3fb7"/>
    </style:style>
    <style:style style:name="P106" style:family="paragraph" style:parent-style-name="Text_20_body" style:list-style-name="L15">
      <style:text-properties style:font-name="Times New Roman" officeooo:rsid="016f9575" officeooo:paragraph-rsid="016f9575"/>
    </style:style>
    <style:style style:name="P107" style:family="paragraph" style:parent-style-name="Text_20_body" style:list-style-name="L15">
      <style:text-properties style:font-name="Times New Roman" officeooo:rsid="016f9575" officeooo:paragraph-rsid="032ec10b"/>
    </style:style>
    <style:style style:name="P108" style:family="paragraph" style:parent-style-name="Text_20_body" style:list-style-name="L16">
      <style:text-properties style:font-name="Times New Roman"/>
    </style:style>
    <style:style style:name="P109" style:family="paragraph" style:parent-style-name="Text_20_body" style:list-style-name="L3">
      <style:text-properties officeooo:rsid="02d35e24" officeooo:paragraph-rsid="02d35e24"/>
    </style:style>
    <style:style style:name="P110" style:family="paragraph" style:parent-style-name="Text_20_body" style:list-style-name="L4">
      <style:text-properties fo:font-weight="normal" officeooo:rsid="02c7223e" officeooo:paragraph-rsid="02c7223e" style:font-weight-asian="normal" style:font-weight-complex="normal"/>
    </style:style>
    <style:style style:name="P111" style:family="paragraph" style:parent-style-name="Text_20_body" style:list-style-name="L6">
      <style:text-properties officeooo:rsid="03a72f27" officeooo:paragraph-rsid="03a72f27"/>
    </style:style>
    <style:style style:name="P112" style:family="paragraph" style:parent-style-name="Text_20_body" style:list-style-name="L7">
      <style:text-properties officeooo:rsid="03a72f27" officeooo:paragraph-rsid="03afe2b9"/>
    </style:style>
    <style:style style:name="P113" style:family="paragraph" style:parent-style-name="Text_20_body" style:list-style-name="L11">
      <style:text-properties officeooo:rsid="03a8dbbe" officeooo:paragraph-rsid="03a8dbbe"/>
    </style:style>
    <style:style style:name="P114" style:family="paragraph" style:parent-style-name="Text_20_body" style:list-style-name="L12">
      <style:text-properties officeooo:rsid="03beaea0" officeooo:paragraph-rsid="03beaea0"/>
    </style:style>
    <style:style style:name="P115" style:family="paragraph" style:parent-style-name="Text_20_body" style:list-style-name="L13">
      <style:text-properties officeooo:rsid="03cc9172" officeooo:paragraph-rsid="03cc9172"/>
    </style:style>
    <style:style style:name="P116" style:family="paragraph" style:parent-style-name="Text_20_body" style:list-style-name="L14">
      <style:text-properties officeooo:rsid="03cadc18" officeooo:paragraph-rsid="03cadc18"/>
    </style:style>
    <style:style style:name="P117" style:family="paragraph" style:parent-style-name="Text_20_body" style:list-style-name="L16">
      <style:text-properties officeooo:rsid="016f9575" officeooo:paragraph-rsid="017e1ebe"/>
    </style:style>
    <style:style style:name="P118" style:family="paragraph" style:parent-style-name="Text_20_body" style:list-style-name="L16">
      <style:text-properties officeooo:rsid="016f9575" officeooo:paragraph-rsid="018eb969"/>
    </style:style>
    <style:style style:name="P119" style:family="paragraph" style:parent-style-name="Text_20_body" style:list-style-name="L16">
      <style:text-properties officeooo:rsid="017e1ebe" officeooo:paragraph-rsid="018eb969"/>
    </style:style>
    <style:style style:name="P120" style:family="paragraph" style:parent-style-name="Text_20_body" style:list-style-name="L16">
      <style:text-properties officeooo:rsid="01826807" officeooo:paragraph-rsid="01826807"/>
    </style:style>
    <style:style style:name="P121" style:family="paragraph" style:parent-style-name="Text_20_body" style:list-style-name="L16">
      <style:text-properties officeooo:rsid="017f737c" officeooo:paragraph-rsid="017f737c"/>
    </style:style>
    <style:style style:name="P122" style:family="paragraph" style:parent-style-name="Text_20_body" style:list-style-name="L16">
      <style:text-properties officeooo:rsid="017ff7c0" officeooo:paragraph-rsid="017ff7c0"/>
    </style:style>
    <style:style style:name="P123" style:family="paragraph" style:parent-style-name="Text_20_body">
      <style:text-properties officeooo:rsid="03da7ce6" officeooo:paragraph-rsid="03da7ce6"/>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style:font-name="Times New Roman" officeooo:rsid="02bf8aa1"/>
    </style:style>
    <style:style style:name="T11" style:family="text">
      <style:text-properties style:text-position="sub 58%" officeooo:rsid="03bd0a1c"/>
    </style:style>
    <style:style style:name="T12" style:family="text">
      <style:text-properties officeooo:rsid="0179a398"/>
    </style:style>
    <style:style style:name="T13" style:family="text">
      <style:text-properties text:display="none"/>
    </style:style>
    <style:style style:name="T14" style:family="text">
      <style:text-properties fo:font-weight="bold" style:font-weight-asian="bold" style:font-weight-complex="bold"/>
    </style:style>
    <style:style style:name="T15" style:family="text">
      <style:text-properties fo:font-weight="bold" officeooo:rsid="02c7223e" style:font-weight-asian="bold" style:font-weight-complex="bold"/>
    </style:style>
    <style:style style:name="T16" style:family="text">
      <style:text-properties officeooo:rsid="02c7223e"/>
    </style:style>
    <style:style style:name="T17" style:family="text">
      <style:text-properties fo:font-weight="normal" officeooo:rsid="02c7223e" style:font-weight-asian="normal" style:font-weight-complex="normal"/>
    </style:style>
    <style:style style:name="T18" style:family="text">
      <style:text-properties fo:font-style="italic" style:font-style-asian="italic" style:font-style-complex="italic"/>
    </style:style>
    <style:style style:name="T19" style:family="text">
      <style:text-properties style:font-name="Times New Roman"/>
    </style:style>
    <style:style style:name="T20" style:family="text">
      <style:text-properties style:font-name="Times New Roman" fo:font-weight="bold" style:font-weight-asian="bold" style:font-weight-complex="bold"/>
    </style:style>
    <style:style style:name="T21" style:family="text">
      <style:text-properties style:font-name="Times New Roman" officeooo:rsid="02bf8aa1"/>
    </style:style>
    <style:style style:name="T22" style:family="text">
      <style:text-properties style:font-name="Times New Roman" officeooo:rsid="02838c96"/>
    </style:style>
    <style:style style:name="T23" style:family="text">
      <style:text-properties style:font-name="Times New Roman" officeooo:rsid="028d9850"/>
    </style:style>
    <style:style style:name="T24" style:family="text">
      <style:text-properties style:font-name="Times New Roman" officeooo:rsid="02c07c14"/>
    </style:style>
    <style:style style:name="T25" style:family="text">
      <style:text-properties style:font-name="Times New Roman" officeooo:rsid="030da858"/>
    </style:style>
    <style:style style:name="T26" style:family="text">
      <style:text-properties style:font-name="Times New Roman" officeooo:rsid="0310c75b"/>
    </style:style>
    <style:style style:name="T27" style:family="text">
      <style:text-properties style:font-name="Times New Roman" officeooo:rsid="03afe2b9"/>
    </style:style>
    <style:style style:name="T28" style:family="text">
      <style:text-properties style:font-name="Times New Roman" officeooo:rsid="03b0d5e7"/>
    </style:style>
    <style:style style:name="T29" style:family="text">
      <style:text-properties officeooo:rsid="02dbc0da"/>
    </style:style>
    <style:style style:name="T30" style:family="text">
      <style:text-properties officeooo:rsid="01fac03e"/>
    </style:style>
    <style:style style:name="T31" style:family="text">
      <style:text-properties officeooo:rsid="0173b40b"/>
    </style:style>
    <style:style style:name="T32" style:family="text">
      <style:text-properties officeooo:rsid="017e1ebe"/>
    </style:style>
    <style:style style:name="T33" style:family="text">
      <style:text-properties officeooo:rsid="0184022c"/>
    </style:style>
    <style:style style:name="T34" style:family="text">
      <style:text-properties officeooo:rsid="037128f7"/>
    </style:style>
    <style:style style:name="T35" style:family="text">
      <style:text-properties style:font-name="Liberation Sans" fo:font-size="14pt" officeooo:rsid="01fa7f0f" style:font-name-asian="Microsoft YaHei" style:font-size-asian="14pt" style:font-name-complex="Mangal" style:font-size-complex="14pt"/>
    </style:style>
    <style:style style:name="T36" style:family="text">
      <style:text-properties style:font-name="Liberation Sans" fo:font-size="14pt" officeooo:rsid="03ad4f59" style:font-name-asian="Microsoft YaHei" style:font-size-asian="14pt" style:font-name-complex="Mangal" style:font-size-complex="14pt"/>
    </style:style>
    <style:style style:name="T37" style:family="text">
      <style:text-properties officeooo:rsid="03b1f995"/>
    </style:style>
    <style:style style:name="T38" style:family="text">
      <style:text-properties officeooo:rsid="03b7cfb6"/>
    </style:style>
    <style:style style:name="T39" style:family="text">
      <style:text-properties officeooo:rsid="03cca7cc"/>
    </style:style>
    <style:style style:name="T40" style:family="text">
      <style:text-properties officeooo:rsid="03d07f5d"/>
    </style:style>
    <style:style style:name="T41" style:family="text">
      <style:text-properties officeooo:rsid="03d40aa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219063936" text:id="ct219063936">
          <text:deletion>
            <office:change-info>
              <dc:creator>Unbekannter Autor</dc:creator>
              <dc:date>2017-06-11T21:35:00</dc:date>
            </office:change-info>
            <text:p text:style-name="Illustration">Abbildung <text:sequence text:ref-name="refIllustration13" text:name="Illustration" text:formula="ooow:Illustration+1" style:num-format="1">1</text:sequence>: Sprachenauswahl in der Gruppe</text:p>
          </text:deletion>
        </text:changed-region>
        <text:changed-region xml:id="ct219063712" text:id="ct219063712">
          <text:deletion>
            <office:change-info>
              <dc:creator>Unbekannter Autor</dc:creator>
              <dc:date>2017-05-28T23:21:00</dc:date>
            </office:change-info>
            <text:p text:style-name="Illustration">Abbildung <text:sequence text:ref-name="refIllustration11" text:name="Illustration" text:formula="ooow:Illustration+1" style:num-format="1">6</text:sequence>: Dialog: Zugriffsbeschränkungen für neue Inhalte<text:line-break/>Abbildung <text:sequence text:ref-name="refIllustration12" text:name="Illustration" text:formula="ooow:Illustration+1" style:num-format="1">2</text:sequence>: Modul "oneclick_upgrade"</text:p>
          </text:deletion>
        </text:changed-region>
        <text:changed-region xml:id="ct219063488" text:id="ct219063488">
          <text:deletion>
            <office:change-info>
              <dc:creator>Unbekannter Autor</dc:creator>
              <dc:date>2017-05-28T23:20:00</dc:date>
            </office:change-info>
            <text:p text:style-name="Illustration"><text:line-break/>Abbildung <text:sequence text:ref-name="refIllustration10" text:name="Illustration" text:formula="ooow:Illustration+1" style:num-format="1">8</text:sequence>: Neue Option "Kyrillische Schriftzeichen verbieten" hinzugefügt</text:p>
          </text:deletion>
        </text:changed-region>
        <text:changed-region xml:id="ct219063264" text:id="ct219063264">
          <text:deletion>
            <office:change-info>
              <dc:creator>Unbekannter Autor</dc:creator>
              <dc:date>2017-11-13T22:22:57</dc:date>
            </office:change-info>
            <text:p text:style-name="Illustration"><text:span text:style-name="T1"><text:line-break/>Abbildung </text:span><text:span text:style-name="T1"><text:sequence text:ref-name="refIllustration9" text:name="Illustration" text:formula="ooow:Illustration+1" style:num-format="1">2</text:sequence></text:span><text:span text:style-name="T1">: Auswahl Link zu Sprache</text:span></text:p>
          </text:deletion>
        </text:changed-region>
        <text:changed-region xml:id="ct219063040" text:id="ct219063040">
          <text:deletion>
            <office:change-info>
              <dc:creator>Unbekannter Autor</dc:creator>
              <dc:date>2017-11-13T22:18:53</dc:date>
            </office:change-info>
            <text:p text:style-name="Illustration"><text:line-break/>Abbildung <text:sequence text:ref-name="refIllustration7" text:name="Illustration" text:formula="ooow:Illustration+1" style:num-format="1">8</text:sequence>: Sprachauswahl beim Login<text:line-break/>Abbildung <text:sequence text:ref-name="refIllustration8" text:name="Illustration" text:formula="ooow:Illustration+1" style:num-format="1">9</text:sequence>: Anpassbarer Linktext</text:p>
          </text:deletion>
        </text:changed-region>
        <text:changed-region xml:id="ct219062816" text:id="ct219062816">
          <text:deletion>
            <office:change-info>
              <dc:creator>Unbekannter Autor</dc:creator>
              <dc:date>2017-11-13T22:18:57</dc:date>
            </office:change-info>
            <text:p text:style-name="Illustration"><text:line-break/>Abbildung <text:sequence text:ref-name="refIllustration6" text:name="Illustration" text:formula="ooow:Illustration+1" style:num-format="1">7</text:sequence>: Auswahl für Standardsprache</text:p>
          </text:deletion>
        </text:changed-region>
        <text:changed-region xml:id="ct219062592" text:id="ct219062592">
          <text:deletion>
            <office:change-info>
              <dc:creator>Unbekannter Autor</dc:creator>
              <dc:date>2017-11-13T22:19:03</dc:date>
            </office:change-info>
            <text:p text:style-name="Illustration"><text:line-break/>Abbildung <text:sequence text:ref-name="refIllustration5" text:name="Illustration" text:formula="ooow:Illustration+1" style:num-format="1">5</text:sequence>: Gruppenfilter</text:p>
          </text:deletion>
        </text:changed-region>
        <text:changed-region xml:id="ct219062368" text:id="ct219062368">
          <text:deletion>
            <office:change-info>
              <dc:creator>Unbekannter Autor</dc:creator>
              <dc:date>2017-11-13T22:20:19</dc:date>
            </office:change-info>
            <text:p text:style-name="Illustration"><text:line-break/>Abbildung <text:sequence text:ref-name="refIllustration4" text:name="Illustration" text:formula="ooow:Illustration+1" style:num-format="1">2</text:sequence>: Textfeld zur Filterung von HTML-Tags</text:p>
          </text:deletion>
        </text:changed-region>
        <text:changed-region xml:id="ct219062144" text:id="ct219062144">
          <text:deletion>
            <office:change-info>
              <dc:creator>Unbekannter Autor</dc:creator>
              <dc:date>2017-06-11T21:34:00</dc:date>
            </office:change-info>
            <text:p text:style-name="Illustration"><text:sequence text:ref-name="refIllustration3" text:name="Illustration" text:formula="ooow:Illustration+1" style:num-format="1">3</text:sequence>: Textfeld zur Filterung von HTML-Tags</text:p>
          </text:deletion>
        </text:changed-region>
        <text:changed-region xml:id="ct219061920" text:id="ct219061920">
          <text:deletion>
            <office:change-info>
              <dc:creator>Unbekannter Autor</dc:creator>
              <dc:date>2017-11-13T22:22:34</dc:date>
            </office:change-info>
            <text:p text:style-name="Illustration"><text:s/></text:p>
          </text:deletion>
        </text:changed-region>
        <text:changed-region xml:id="ct219061696" text:id="ct219061696">
          <text:deletion>
            <office:change-info>
              <dc:creator>Unbekannter Autor</dc:creator>
              <dc:date>2017-06-11T21:35:00</dc:date>
            </office:change-info>
            <text:p text:style-name="Illustration"><text:line-break/>Abbildung</text:p>
          </text:deletion>
        </text:changed-region>
        <text:changed-region xml:id="ct219061472" text:id="ct219061472">
          <text:deletion>
            <office:change-info>
              <dc:creator>Unbekannter Autor</dc:creator>
              <dc:date>2017-11-13T22:21:44</dc:date>
            </office:change-info>
            <text:p text:style-name="Illustration"><text:line-break/>Abbildung <text:sequence text:ref-name="refIllustration2" text:name="Illustration" text:formula="ooow:Illustration+1" style:num-format="1">1</text:sequence>: Schnipsel Code</text:p>
          </text:deletion>
        </text:changed-region>
        <text:changed-region xml:id="ct219061248" text:id="ct219061248">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219061024" text:id="ct219061024">
          <text:deletion>
            <office:change-info>
              <dc:creator>Unbekannter Autor</dc:creator>
              <dc:date>2017-11-13T22:19:33</dc:date>
            </office:change-info>
            <text:p text:style-name="Illustration">Abbildung <text:sequence text:ref-name="refIllustration0" text:name="Illustration" text:formula="ooow:Illustration+1" style:num-format="1">1</text:sequence>: prachenauswahl in der Gruppe</text:p>
          </text:deletion>
        </text:changed-region>
        <text:changed-region xml:id="ct99723520" text:id="ct99723520">
          <text:deletion>
            <office:change-info>
              <dc:creator>Unbekannter Autor</dc:creator>
              <dc:date>2017-06-15T18:31:00</dc:date>
            </office:change-info>
            <text:p text:style-name="P1">3</text:p>
          </text:deletion>
        </text:changed-region>
        <text:changed-region xml:id="ct99723296" text:id="ct99723296">
          <text:deletion>
            <office:change-info>
              <dc:creator>Unbekannter Autor</dc:creator>
              <dc:date>2017-11-13T22:24:28</dc:date>
            </office:change-info>
            <text:p text:style-name="P1">2017.</text:p>
          </text:deletion>
        </text:changed-region>
        <text:changed-region xml:id="ct99723744" text:id="ct99723744">
          <text:insertion>
            <office:change-info>
              <dc:creator>Unbekannter Autor</dc:creator>
              <dc:date>2017-11-13T22:24:28</dc:date>
            </office:change-info>
          </text:insertion>
        </text:changed-region>
        <text:changed-region xml:id="ct99724640" text:id="ct99724640">
          <text:deletion>
            <office:change-info>
              <dc:creator>Unbekannter Autor</dc:creator>
              <dc:date>2017-06-15T18:31:00</dc:date>
            </office:change-info>
            <text:p text:style-name="P2">3</text:p>
          </text:deletion>
        </text:changed-region>
        <text:changed-region xml:id="ct99724416" text:id="ct99724416">
          <text:deletion>
            <office:change-info>
              <dc:creator>Unbekannter Autor</dc:creator>
              <dc:date>2017-11-13T22:24:28</dc:date>
            </office:change-info>
            <text:p text:style-name="P2">2017.</text:p>
          </text:deletion>
        </text:changed-region>
        <text:changed-region xml:id="ct99724864" text:id="ct99724864">
          <text:insertion>
            <office:change-info>
              <dc:creator>Unbekannter Autor</dc:creator>
              <dc:date>2017-11-13T22:24:28</dc:date>
            </office:change-info>
          </text:insertion>
        </text:changed-region>
        <text:changed-region xml:id="ct99723072" text:id="ct99723072">
          <text:insertion>
            <office:change-info>
              <dc:creator>Unbekannter Autor</dc:creator>
              <dc:date>2017-06-11T21:15:00</dc:date>
            </office:change-info>
          </text:insertion>
        </text:changed-region>
        <text:changed-region xml:id="ct99725088" text:id="ct99725088">
          <text:deletion>
            <office:change-info>
              <dc:creator>Unbekannter Autor</dc:creator>
              <dc:date>2017-06-11T21:15:00</dc:date>
            </office:change-info>
            <text:h text:style-name="Heading_20_1" text:outline-level="1"/>
            <text:h text:style-name="Heading_20_1" text:outline-level="1"/>
          </text:deletion>
        </text:changed-region>
        <text:changed-region xml:id="ct99725312" text:id="ct99725312">
          <text:insertion>
            <office:change-info>
              <dc:creator>Unbekannter Autor</dc:creator>
              <dc:date>2017-11-13T22:24:42</dc:date>
            </office:change-info>
          </text:insertion>
        </text:changed-region>
        <text:changed-region xml:id="ct99725536" text:id="ct99725536">
          <text:insertion>
            <office:change-info>
              <dc:creator>Unbekannter Autor</dc:creator>
              <dc:date>2017-05-28T23:22:00</dc:date>
            </office:change-info>
          </text:insertion>
        </text:changed-region>
        <text:changed-region xml:id="ct99725760" text:id="ct99725760">
          <text:insertion>
            <office:change-info>
              <dc:creator>Unbekannter Autor</dc:creator>
              <dc:date>2017-05-28T23:22:00</dc:date>
            </office:change-info>
          </text:insertion>
        </text:changed-region>
        <text:changed-region xml:id="ct99725984" text:id="ct99725984">
          <text:insertion>
            <office:change-info>
              <dc:creator>Unbekannter Autor</dc:creator>
              <dc:date>2017-08-26T11:44:10</dc:date>
            </office:change-info>
          </text:insertion>
        </text:changed-region>
        <text:changed-region xml:id="ct99726208" text:id="ct99726208">
          <text:insertion>
            <office:change-info>
              <dc:creator>Unbekannter Autor</dc:creator>
              <dc:date>2017-07-16T13:04:10</dc:date>
            </office:change-info>
          </text:insertion>
        </text:changed-region>
        <text:changed-region xml:id="ct99726432" text:id="ct99726432">
          <text:insertion>
            <office:change-info>
              <dc:creator>Unbekannter Autor</dc:creator>
              <dc:date>2017-11-13T22:23:35</dc:date>
            </office:change-info>
          </text:insertion>
        </text:changed-region>
        <text:changed-region xml:id="ct99726656" text:id="ct99726656">
          <text:insertion>
            <office:change-info>
              <dc:creator>Unbekannter Autor</dc:creator>
              <dc:date>2017-06-11T21:07:00</dc:date>
            </office:change-info>
          </text:insertion>
        </text:changed-region>
        <text:changed-region xml:id="ct99727776" text:id="ct99727776">
          <text:deletion>
            <office:change-info>
              <dc:creator>Unbekannter Autor</dc:creator>
              <dc:date>2017-11-13T22:18:48</dc:date>
            </office:change-info>
            <text:p text:style-name="P3"><text:s/>Benutzerliste verlinkt nun auf die „Bearbeiten“ Ansicht der Gruppe.</text:p>
          </text:deletion>
        </text:changed-region>
        <text:changed-region xml:id="ct99727552" text:id="ct99727552">
          <text:deletion>
            <office:change-info>
              <dc:creator>Unbekannter Autor</dc:creator>
              <dc:date>2017-11-13T22:18:48</dc:date>
            </office:change-info>
            <text:p text:style-name="P4">"Gruppe" in der Benutzerliste verlinkt auf "Gruppe bearbeiten"</text:p>
            <text:p text:style-name="P3">Die Spalte Gruppe in der</text:p>
          </text:deletion>
        </text:changed-region>
        <text:changed-region xml:id="ct99727328" text:id="ct99727328">
          <text:deletion>
            <office:change-info>
              <dc:creator>Unbekannter Autor</dc:creator>
              <dc:date>2017-11-13T22:20:44</dc:date>
            </office:change-info>
            <text:p text:style-name="P5"/>
            <text:p text:style-name="P4"/>
          </text:deletion>
        </text:changed-region>
        <text:changed-region xml:id="ct99727104" text:id="ct99727104">
          <text:deletion>
            <office:change-info>
              <dc:creator>Unbekannter Autor</dc:creator>
              <dc:date>2017-11-13T22:20:43</dc:date>
            </office:change-info>
            <text:p text:style-name="P6">für die ausgewählte Sprache enthält, wird stattdessen die Englische Sprachdatei geladen.</text:p>
          </text:deletion>
        </text:changed-region>
        <text:changed-region xml:id="ct99726880" text:id="ct99726880">
          <text:deletion>
            <office:change-info>
              <dc:creator>Unbekannter Autor</dc:creator>
              <dc:date>2017-11-13T22:20:43</dc:date>
            </office:change-info>
            <text:h text:style-name="P7" text:outline-level="2">Bei fehlenden Sprachdateien erfolgt ein Fallback auf Englisch</text:h>
            <text:p text:style-name="P6">Wenn UliCMS, ein Modul oder ein Design keine Sprachdatei </text:p>
          </text:deletion>
        </text:changed-region>
        <text:changed-region xml:id="ct99728000" text:id="ct99728000">
          <text:insertion>
            <office:change-info>
              <dc:creator>Unbekannter Autor</dc:creator>
              <dc:date>2017-07-15T10:23:03</dc:date>
            </office:change-info>
          </text:insertion>
        </text:changed-region>
        <text:changed-region xml:id="ct219059456" text:id="ct219059456">
          <text:deletion>
            <office:change-info>
              <dc:creator>Unbekannter Autor</dc:creator>
              <dc:date>2017-05-28T23:20:00</dc:date>
            </office:change-info>
            <text:p text:style-name="Text_20_body"/>
            <text:list xml:id="list373146275" text:style-name="L1">
              <text:list-item>
                <text:p text:style-name="P8">Neues Standardtheme "impro17"</text:p>
              </text:list-item>
              <text:list-item>
                <text:p text:style-name="P8">Shortcut zum Leeren des Caches hinzugefügt</text:p>
              </text:list-item>
              <text:list-item>
                <text:p text:style-name="P9">ViewBag hinzugefügt</text:p>
              </text:list-item>
              <text:list-item>
                <text:p text:style-name="P9">Funktion Request::getVar() hinzugefügt</text:p>
              </text:list-item>
              <text:list-item>
                <text:p text:style-name="P8">Anzahl der gefundenen Datensätze wird nun angezeigt</text:p>
              </text:list-item>
              <text:list-item>
                <text:p text:style-name="P8">Content-Typen können nun auf entsprechende Model Klassen gemappt werden</text:p>
              </text:list-item>
              <text:list-item>
                <text:p text:style-name="P8">Man kann nun schon beim Anlegen eines Benutzers eine Gruppe wählen</text:p>
              </text:list-item>
              <text:list-item>
                <text:p text:style-name="P8">PHP_ICO auf Version 1.0.4 aktualisiert</text:p>
              </text:list-item>
              <text:list-item>
                <text:p text:style-name="P8">request_logging ist nun in der cms-config Datei einstellbar. Es ist in den Voreinstellungen deaktiviert.</text:p>
              </text:list-item>
              <text:list-item>
                <text:p text:style-name="P8">Link "Ein weiteres Paket installieren" hinzugefügt</text:p>
              </text:list-item>
              <text:list-item>
                <text:p text:style-name="P8">Themes können nun auch Sprachdateien haben</text:p>
              </text:list-item>
              <text:list-item>
                <text:p text:style-name="P8">Link "Anzeigen" unter "Seite Bearbeiten" hinzugefügt</text:p>
              </text:list-item>
              <text:list-item>
                <text:p text:style-name="P8">Funktionen zu Database Klasse hinzugefügt</text:p>
                <text:list>
                  <text:list-item>
                    <text:p text:style-name="P8">Database::fetchFirst()</text:p>
                  </text:list-item>
                  <text:list-item>
                    <text:p text:style-name="P8">Database::fetchFirstOrDefault()</text:p>
                  </text:list-item>
                  <text:list-item>
                    <text:p text:style-name="P8">Database::fetchSingle()</text:p>
                  </text:list-item>
                  <text:list-item>
                    <text:p text:style-name="P8">Database::fetchSingleOrDefault()</text:p>
                  </text:list-item>
                  <text:list-item>
                    <text:p text:style-name="P8">Database::any()</text:p>
                  </text:list-item>
                </text:list>
              </text:list-item>
              <text:list-item>
                <text:p text:style-name="P8">Globale Funktion find_all_folders() hinzugefügt</text:p>
              </text:list-item>
              <text:list-item>
                <text:p text:style-name="P8">Model-Klassen User, Group und UserManager hinzugefügt</text:p>
              </text:list-item>
              <text:list-item>
                <text:p text:style-name="P8">"Nachricht des Tages" je Sprache</text:p>
              </text:list-item>
              <text:list-item>
                <text:p text:style-name="P8">Einstellung "Zugriffsbeschränkungen für neue Inhalte" hinzugefügt</text:p>
              </text:list-item>
              <text:list-item>
                <text:p text:style-name="P8">Das Modul oneclick_upgrade ist nun vorinstalliert</text:p>
              </text:list-item>
              <text:list-item>
                <text:p text:style-name="P8">Installer löscht sich nun selbst am Ende der Installation</text:p>
              </text:list-item>
              <text:list-item>
                <text:p text:style-name="P8">jscolor aktualisiert (Version 2.0.4)</text:p>
              </text:list-item>
              <text:list-item>
                <text:p text:style-name="P10">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290205450" text:style-name="L2">
              <text:list-item>
                <text:p text:style-name="P11">Passwort vergessen verschickt nun Links zum Setzen eines neuen Passworts, statt direkt ein neues Passwort zu vergeben</text:p>
              </text:list-item>
              <text:list-item>
                <text:p text:style-name="P11">Fehlermeldung auf 404er Fehlerseiten in der Funktion Template::getHeadline() behoben</text:p>
              </text:list-item>
              <text:list-item>
                <text:p text:style-name="P11">Funktionen zur Ausgabe der Metadaten einer Seite entsprechen nun dem Namensschema</text:p>
              </text:list-item>
              <text:list-item>
                <text:p text:style-name="P11">Menüpunkt "Update" wird wieder angezeigt, wenn die Datei "update.php" vorhanden ist</text:p>
              </text:list-item>
              <text:list-item>
                <text:p text:style-name="P11">Menüpunkte werden nur noch angezeigt, wenn darauf die Zugriffsrechte hat</text:p>
              </text:list-item>
              <text:list-item>
                <text:p text:style-name="P11">Doppelklick auf "Paket installieren" Button erzeugt nun keinen Fehler mehr</text:p>
              </text:list-item>
              <text:list-item>
                <text:p text:style-name="P11">article_date wird nun korrekt gespeichert</text:p>
              </text:list-item>
              <text:list-item>
                <text:p text:style-name="P11">Username ist jetzt Unique</text:p>
              </text:list-item>
              <text:list-item>
                <text:p text:style-name="P11">get_article_meta gibt nun article_date als Unix_Timestamp zurück</text:p>
              </text:list-item>
              <text:list-item>
                <text:p text:style-name="P11">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807991474" text:style-name="L3">
              <text:list-item>
                <text:p text:style-name="P12">Funktion SecurityHelper::hash_password() entfernt</text:p>
              </text:list-item>
              <text:list-item>
                <text:p text:style-name="P12">fast_mode entfernt</text:p>
              </text:list-item>
            </text:list>
            <text:h text:style-name="P13"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950028602" text:style-name="L4">
              <text:list-item>
                <text:p text:style-name="P15">Template für den Inhaltstyp „Liste“, ähnlich einem Blogarchiv</text:p>
              </text:list-item>
              <text:list-item>
                <text:p text:style-name="P15">Eigene Templates für den Inhaltstyp „Artikel“</text:p>
              </text:list-item>
              <text:list-item>
                <text:p text:style-name="P15">Wenn das Modul „search“ oder „extended_search“ installiert und eingerichtet ist, wird ein globales Suchfeld angezeigt</text:p>
                <text:p text:style-name="P15"><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6" text:outline-level="2"/></draw:text-box></draw:frame></text:p>
              </text:list-item>
            </text:list>
            <text:h text:style-name="P17"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Neben dem Menü-Icon befindet sich nun ein Icon zum leeren des Caches.</text:p>
            <text:p text:style-name="P18"><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Es wird nun die Anzahl der gefundenen Datensätze angezeigt.</text:p>
            <text:h text:style-name="P21"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2">Man kann nun in der metadata.json Datei eines Moduls den Inhaltstypen (type wie in der Datenbank) eine Model PHP-Klasse zuweisen.</text:p>
            <text:p text:style-name="P23">Beispielcode:</text:p>
            <text:p text:style-name="P22">{</text:p>
            <text:p text:style-name="P22"><text:s text:c="3"/>„type_classes“ : {</text:p>
            <text:p text:style-name="P22"><text:s text:c="9"/>„article“ : „CustomArticle“,</text:p>
            <text:p text:style-name="P22"><text:s text:c="9"/>„my“ : „MyContentType“,</text:p>
            <text:p text:style-name="P22"><text:s text:c="9"/>„other“ : „OtherContentType“</text:p>
            <text:p text:style-name="P22"><text:s text:c="3"/>}</text:p>
            <text:p text:style-name="P22">}</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4"><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5">PHP_ICO ist eine PHP Klasse, zur Generierung von Favicon Icons. PHP_ICO wurde auf Version 1.0.4 aktualisiert. Damit funktioniert die Funktion „Neues Favicon hochladen“ nun auch mit PHP 7.</text:p>
            <text:p text:style-name="Text_20_body"/>
          </text:deletion>
        </text:changed-region>
        <text:changed-region xml:id="ct219059232" text:id="ct219059232">
          <text:deletion>
            <office:change-info>
              <dc:creator>Unbekannter Autor</dc:creator>
              <dc:date>2017-04-18T21:57:00</dc:date>
            </office:change-info>
            <text:p text:style-name="Text_20_body"/>
            <text:p text:style-name="Text_20_body"/>
          </text:deletion>
        </text:changed-region>
        <text:changed-region xml:id="ct219059008" text:id="ct219059008">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219058784" text:id="ct219058784">
          <text:deletion>
            <office:change-info>
              <dc:creator>Unbekannter Autor</dc:creator>
              <dc:date>2017-04-18T21:49:00</dc:date>
            </office:change-info>
            <text:h text:style-name="Heading_20_1" text:outline-level="1"/>
            <text:h text:style-name="Heading_20_1" text:outline-level="1"/>
          </text:deletion>
        </text:changed-region>
        <text:changed-region xml:id="ct99728224" text:id="ct99728224">
          <text:deletion>
            <office:change-info>
              <dc:creator>Unbekannter Autor</dc:creator>
              <dc:date>2017-05-28T23:21:00</dc:date>
            </office:change-info>
            <text:h text:style-name="P26" text:outline-level="1">D</text:h>
          </text:deletion>
        </text:changed-region>
        <text:changed-region xml:id="ct219059680" text:id="ct219059680">
          <text:insertion>
            <office:change-info>
              <dc:creator>Unbekannter Autor</dc:creator>
              <dc:date>2017-05-28T23:21:00</dc:date>
            </office:change-info>
          </text:insertion>
        </text:changed-region>
        <text:changed-region xml:id="ct219059904" text:id="ct219059904">
          <text:insertion>
            <office:change-info>
              <dc:creator>Unbekannter Autor</dc:creator>
              <dc:date>2017-06-11T21:36:00</dc:date>
            </office:change-info>
          </text:insertion>
        </text:changed-region>
        <text:changed-region xml:id="ct219060128" text:id="ct219060128">
          <text:deletion>
            <office:change-info>
              <dc:creator>Unbekannter Autor</dc:creator>
              <dc:date>2017-05-28T23:24:00</dc:date>
            </office:change-info>
            <text:h text:style-name="Heading_20_1" text:outline-level="1"/>
            <text:h text:style-name="Heading_20_1" text:outline-level="1"/>
          </text:deletion>
        </text:changed-region>
        <text:changed-region xml:id="ct219060352" text:id="ct219060352">
          <text:deletion>
            <office:change-info>
              <dc:creator>Unbekannter Autor</dc:creator>
              <dc:date>2017-05-28T23:24:00</dc:date>
            </office:change-info>
            <text:p text:style-name="P27"><text:span text:style-name="T8"><text:s/></text:span><text:span text:style-name="T10">oder</text:span></text:p>
          </text:deletion>
        </text:changed-region>
        <text:changed-region xml:id="ct219060576" text:id="ct219060576">
          <text:insertion>
            <office:change-info>
              <dc:creator>Unbekannter Autor</dc:creator>
              <dc:date>2017-05-28T23:24:00</dc:date>
            </office:change-info>
          </text:insertion>
        </text:changed-region>
        <text:changed-region xml:id="ct219060800" text:id="ct219060800">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draw:frame draw:style-name="fr6" draw:name="Bild1" text:anchor-type="paragraph" svg:x="-0.055cm" svg:y="0cm" svg:width="16.965cm" svg:height="3.434cm" draw:z-index="0"><draw:image xlink:href="Pictures/10000201000002D1000000922D0911398D36907C.png" xlink:type="simple" xlink:show="embed" xlink:actuate="onLoad" loext:mime-type="image/png"/></draw:frame></text:p>
      <text:p text:style-name="P34">Neue Features in UliCMS <text:change text:change-id="ct99723520"/><text:change text:change-id="ct99723296"/><text:change-start text:change-id="ct99723744"/><text:span text:style-name="T35">2018.</text:span><text:change-end text:change-id="ct99723744"/><text:span text:style-name="T36">3</text:span></text:p>
      <text:p text:style-name="Heading"/>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67"/>
      <text:p text:style-name="P67"/>
      <text:p text:style-name="P68"><draw:frame draw:style-name="fr7"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71"/>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7"><text:a xlink:type="simple" xlink:href="#__RefHeading___Toc467_918909501" text:style-name="Index_20_Link" text:visited-style-name="Index_20_Link">Über dieses Dokument<text:tab/>1</text:a></text:p>
          <text:p text:style-name="P88"><text:a xlink:type="simple" xlink:href="#__RefHeading___Toc481_1318882124" text:style-name="Index_20_Link" text:visited-style-name="Index_20_Link">Zielgruppe<text:tab/>1</text:a></text:p>
          <text:p text:style-name="P87"><text:a xlink:type="simple" xlink:href="#__RefHeading___Toc447_1318882124" text:style-name="Index_20_Link" text:visited-style-name="Index_20_Link">Was ist UliCMS?<text:tab/>1</text:a></text:p>
          <text:p text:style-name="P87"><text:a xlink:type="simple" xlink:href="#__RefHeading___Toc3344_1558993862" text:style-name="Index_20_Link" text:visited-style-name="Index_20_Link">Zusammenfassung der Änderungen<text:tab/>1</text:a></text:p>
          <text:p text:style-name="P88"><text:a xlink:type="simple" xlink:href="#__RefHeading___Toc552_1489461170" text:style-name="Index_20_Link" text:visited-style-name="Index_20_Link">Neue Features<text:tab/>1</text:a></text:p>
          <text:p text:style-name="P88"><text:a xlink:type="simple" xlink:href="#__RefHeading___Toc2178_1638517198" text:style-name="Index_20_Link" text:visited-style-name="Index_20_Link">Neue API-Funktionen<text:tab/>2</text:a></text:p>
          <text:p text:style-name="P89"><text:a xlink:type="simple" xlink:href="#__RefHeading___Toc1668_1335894365" text:style-name="Index_20_Link" text:visited-style-name="Index_20_Link">Neue HTML-Helper<text:tab/>2</text:a></text:p>
          <text:p text:style-name="P89"><text:a xlink:type="simple" xlink:href="#__RefHeading___Toc1670_1335894365" text:style-name="Index_20_Link" text:visited-style-name="Index_20_Link">Minifying<text:tab/>2</text:a></text:p>
          <text:p text:style-name="P88"><text:a xlink:type="simple" xlink:href="#__RefHeading___Toc1889_2572858981" text:style-name="Index_20_Link" text:visited-style-name="Index_20_Link">Sonstige Änderungen<text:tab/>3</text:a></text:p>
          <text:p text:style-name="P88"><text:a xlink:type="simple" xlink:href="#__RefHeading___Toc2747_260329749" text:style-name="Index_20_Link" text:visited-style-name="Index_20_Link">Bugfixes<text:tab/>3</text:a></text:p>
          <text:p text:style-name="P88"><text:a xlink:type="simple" xlink:href="#__RefHeading___Toc1672_1335894365" text:style-name="Index_20_Link" text:visited-style-name="Index_20_Link">Entfernte Features<text:tab/>3</text:a></text:p>
          <text:p text:style-name="P87"><text:a xlink:type="simple" xlink:href="#__RefHeading___Toc4661_3330299324" text:style-name="Index_20_Link" text:visited-style-name="Index_20_Link">Detailbeschreibung der neuen Features<text:tab/>4</text:a></text:p>
          <text:p text:style-name="P88"><text:a xlink:type="simple" xlink:href="#__RefHeading___Toc1510_4286809544" text:style-name="Index_20_Link" text:visited-style-name="Index_20_Link">Neue Mailversandmethode "PHPMailer", Mailversand per SMTP<text:tab/>4</text:a></text:p>
          <text:p text:style-name="P88"><text:a xlink:type="simple" xlink:href="#__RefHeading___Toc1402_3731182899" text:style-name="Index_20_Link" text:visited-style-name="Index_20_Link">Vorbereitungen zur Ausführung von UliCMS in der Google Cloud durchgeführt<text:tab/>5</text:a></text:p>
          <text:p text:style-name="P89"><text:a xlink:type="simple" xlink:href="#__RefHeading___Toc1404_3731182899" text:style-name="Index_20_Link" text:visited-style-name="Index_20_Link">Data Storage<text:tab/>5</text:a></text:p>
          <text:p text:style-name="P89"><text:a xlink:type="simple" xlink:href="#__RefHeading___Toc1406_3731182899" text:style-name="Index_20_Link" text:visited-style-name="Index_20_Link">GoogleCloudHelper<text:tab/>6</text:a></text:p>
          <text:p text:style-name="P88"><text:a xlink:type="simple" xlink:href="#__RefHeading___Toc1918_3731182899" text:style-name="Index_20_Link" text:visited-style-name="Index_20_Link">Seiten haben nun auch eine Gruppe (group_id)<text:tab/>7</text:a></text:p>
          <text:p text:style-name="P88"><text:a xlink:type="simple" xlink:href="#__RefHeading___Toc1598_158645858" text:style-name="Index_20_Link" text:visited-style-name="Index_20_Link">Minifying von Scripts und Stylesheets kann durch Config-Variable $no_minify deaktiviert werden.<text:tab/>7</text:a></text:p>
          <text:p text:style-name="P88"><text:a xlink:type="simple" xlink:href="#__RefHeading___Toc1799_158645858" text:style-name="Index_20_Link" text:visited-style-name="Index_20_Link">Exception Logging implementiert<text:tab/>8</text:a></text:p>
          <text:p text:style-name="P87"><text:a xlink:type="simple" xlink:href="#__RefHeading___Toc4663_3330299324" text:style-name="Index_20_Link" text:visited-style-name="Index_20_Link">Durchführung der Installation<text:tab/>9</text:a></text:p>
          <text:p text:style-name="P87"><text:a xlink:type="simple" xlink:href="#__RefHeading___Toc6932_1558993862" text:style-name="Index_20_Link" text:visited-style-name="Index_20_Link">Durchführung eines Upgrades<text:tab/>9</text:a></text:p>
          <text:p text:style-name="P87"><text:a xlink:type="simple" xlink:href="#__RefHeading___Toc734_1061336504" text:style-name="Index_20_Link" text:visited-style-name="Index_20_Link">Benötigen Sie Hilfe?<text:tab/>11</text:a></text:p>
          <text:p text:style-name="P87"><text:a xlink:type="simple" xlink:href="#__RefHeading___Toc978_1474200080" text:style-name="Index_20_Link" text:visited-style-name="Index_20_Link">Abbildungsverzeichnis<text:tab/>11</text:a></text:p>
        </text:index-body>
      </text:table-of-content>
      <text:p text:style-name="P51"/>
      <text:h text:style-name="P76" text:outline-level="1"><text:bookmark-start text:name="__RefHeading___Toc467_918909501"/>Über dieses Dokument<text:bookmark-end text:name="__RefHeading___Toc467_918909501"/></text:h>
      <text:p text:style-name="P32">Dieses Dokument beschreibt die neuen Features in UliCMS <text:change text:change-id="ct99724640"/><text:change text:change-id="ct99724416"/><text:change-start text:change-id="ct99724864"/><text:span text:style-name="T30">2018.</text:span><text:change-end text:change-id="ct99724864"/><text:span text:style-name="T30">3.</text:span></text:p>
      <text:h text:style-name="P81" text:outline-level="2"><text:bookmark-start text:name="__RefHeading___Toc481_1318882124"/>Zielgruppe<text:bookmark-end text:name="__RefHeading___Toc481_1318882124"/></text:h>
      <text:p text:style-name="P5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1">unter einer BSD-Lizenz mit Advertising-Klausel lizenziert ist. </text:span></text:p>
      <text:p text:style-name="P55"><text:bookmark-start text:name="__RefHeading___Toc901_364092656"/>UliCMS ermöglicht die Erstellung und Verwaltung von kleinen und mittelgroßen Websites.<text:bookmark-end text:name="__RefHeading___Toc901_364092656"/><text:change-start text:change-id="ct99723072"/></text:p>
      <text:h text:style-name="Heading_20_1" text:outline-level="1"><text:bookmark-start text:name="__RefHeading___Toc3344_1558993862"/><text:change-end text:change-id="ct99723072"/><text:change text:change-id="ct99725088"/>Zusammenfassung der Änderungen<text:bookmark-end text:name="__RefHeading___Toc3344_1558993862"/></text:h>
      <text:h text:style-name="P80" text:outline-level="2"><text:bookmark-start text:name="__RefHeading___Toc552_1489461170"/>Neue Features<text:bookmark-end text:name="__RefHeading___Toc552_1489461170"/><text:change-start text:change-id="ct99725312"/></text:h>
      <text:list xml:id="list2391600373" text:style-name="L5">
        <text:list-item>
          <text:p text:style-name="P94"><text:change-end text:change-id="ct99725312"/>Neue Mailversandmethode "PHPMailer", Mailversand per SMTP</text:p>
        </text:list-item>
        <text:list-item>
          <text:p text:style-name="P94">Vorbereitungen zur Ausführung von UliCMS in der Google Cloud durchgeführt</text:p>
        </text:list-item>
        <text:list-item>
          <text:p text:style-name="P94">Seiten haben nun auch eine Gruppe (group_id)</text:p>
        </text:list-item>
        <text:list-item>
          <text:p text:style-name="P94">Minifying von Scripts und Stylesheets kann durch Config-Variable $no_minify deaktiviert werden.</text:p>
        </text:list-item>
        <text:list-item>
          <text:p text:style-name="P94">Exception Logging implementiert</text:p>
        </text:list-item>
        <text:list-item>
          <text:p text:style-name="P94">Logging von SQL Queries nutzt nun auch KLogger</text:p>
        </text:list-item>
        <text:list-item>
          <text:p text:style-name="P94">Log-Ordner wird automatisch per .htaccess geschützt</text:p>
        </text:list-item>
        <text:list-item>
          <text:p text:style-name="P94">neue CustomField Types "FileFile" und "FileImage" (Auswahl einer Datei)</text:p>
        </text:list-item>
        <text:list-item>
          <text:p text:style-name="P94">shell/sinstall.php kann nun Pakete von einer URL als Quelle installieren.</text:p>
        </text:list-item>
        <text:list-item>
          <text:p text:style-name="P94">CodeMirror auf Version 5.35.0 aktualisiert</text:p>
        </text:list-item>
        <text:list-item>
          <text:p text:style-name="P94">Die Sicherheit des Downloads von Patches und Paketen wurde verbessert (Checksum-Prüfung und SSL)</text:p>
        </text:list-item>
        <text:list-item>
          <text:p text:style-name="P94">jQuery auf Version 1.12.4 aktualisiert</text:p>
        </text:list-item>
        <text:list-item>
          <text:p text:style-name="P94">CrawlerDetect auf Version 1.2.62 aktualisiert</text:p>
        </text:list-item>
        <text:list-item>
          <text:p text:style-name="P102">Mobile_Detect aktualisiert auf Version 2.8.31<text:change-start text:change-id="ct99725536"/></text:p>
        </text:list-item>
      </text:list>
      <text:h text:style-name="P82" text:outline-level="2"/>
      <text:h text:style-name="P21" text:outline-level="2"><text:bookmark-start text:name="__RefHeading___Toc2178_1638517198"/>Neue API-Funktionen<text:bookmark-end text:name="__RefHeading___Toc2178_1638517198"/><text:change-end text:change-id="ct99725536"/></text:h>
      <text:h text:style-name="Heading_20_3" text:outline-level="3"><text:bookmark-start text:name="__RefHeading___Toc1668_1335894365"/>Neue HTML-Helper<text:bookmark-end text:name="__RefHeading___Toc1668_1335894365"/></text:h>
      <text:list xml:id="list1361368974" text:style-name="L6">
        <text:list-item>
          <text:p text:style-name="P111"><text:span text:style-name="T27">U</text:span><text:span text:style-name="T8">liCMS\HTML\Style\FromExternalFile($href, $media = null, $htmlAttributes = array())</text:span></text:p>
        </text:list-item>
        <text:list-item>
          <text:p text:style-name="P95">UliCMS\HTML\Style\FromString($code, $media = null, $htmlAttributes = array())</text:p>
        </text:list-item>
        <text:list-item>
          <text:p text:style-name="P95">UliCMS\HTML\Script::FromExternalFile($src, $async = false, $defer = false, $htmlAttributes = array())</text:p>
        </text:list-item>
        <text:list-item>
          <text:p text:style-name="P96">UliCMS\HTML\Script::FromString($code, $async = false, $defer = false, $htmlAttributes = array())</text:p>
        </text:list-item>
        <text:list-item>
          <text:p text:style-name="P96">UliCMS\HTML\Link\Link($href, $text, $htmlAttributes = array())</text:p>
        </text:list-item>
        <text:list-item>
          <text:p text:style-name="P96">UliCMS\HTML\Link\ActionLink($action, $text, $suffix = null, $htmlAttributes = array())</text:p>
        </text:list-item>
        <text:list-item>
          <text:p text:style-name="P96">UliCMS\HTML\Input\TextBox($name, $value, $type = "text", $htmlAttributes = array())</text:p>
        </text:list-item>
        <text:list-item>
          <text:p text:style-name="P96">UliCMS\HTML\Input\TextArea($name, $value, $rows = 25, $cols = 80, $htmlAttributes = array())</text:p>
        </text:list-item>
        <text:list-item>
          <text:p text:style-name="P96">UliCMS\HTML\Input\Password($name, $value, $htmlAttributes = array())</text:p>
        </text:list-item>
        <text:list-item>
          <text:p text:style-name="P96">UliCMS\HTML\Input\Hidden($name, $value, $htmlAttributes = array())</text:p>
        </text:list-item>
        <text:list-item>
          <text:p text:style-name="P96">UliCMS\HTML\Input\CheckBox($name, $checked = false, $value = "1", $htmlAttributes = array())</text:p>
        </text:list-item>
        <text:list-item>
          <text:p text:style-name="P96">UliCMS\HTML\Input\RadioButton($name, $checked = false, $value = "1", $htmlAttributes = array())</text:p>
        </text:list-item>
        <text:list-item>
          <text:p text:style-name="P96">UliCMS\HTML\Input\SingleSelect($name, $value = null, $options = array(), $size = 1, $htmlAttributes = array())</text:p>
        </text:list-item>
        <text:list-item>
          <text:p text:style-name="P96">UliCMS\HTML\Input\MultiSelect($name, $value = null, $options = array(), $size = 5, $htmlAttributes = array())</text:p>
        </text:list-item>
        <text:list-item>
          <text:p text:style-name="P96">UliCMS\HTML\ListItem (Klasse)</text:p>
        </text:list-item>
      </text:list>
      <text:p text:style-name="P41"/>
      <text:h text:style-name="Heading_20_3" text:outline-level="3"><text:bookmark-start text:name="__RefHeading___Toc1670_1335894365"/>Minifying<text:bookmark-end text:name="__RefHeading___Toc1670_1335894365"/></text:h>
      <text:list xml:id="list860213924" text:style-name="L7">
        <text:list-item>
          <text:p text:style-name="P97">combinedScriptHtml() (statt combined_script_html())</text:p>
        </text:list-item>
        <text:list-item>
          <text:p text:style-name="P112"><text:span text:style-name="T27">c</text:span><text:span text:style-name="T8">ombinedStylesheetHtml (statt combined_stylesheet_html())<text:line-break/></text:span></text:p>
        </text:list-item>
      </text:list>
      <text:p text:style-name="P56"><text:span text:style-name="T8">Die Funktionen im alten Namensschema bleiben aus </text:span><text:span text:style-name="T28">Kompatibilitätsgründen</text:span><text:span text:style-name="T8"> erhalten, sind jedoch als Deprecated (veraltet) gekennzeichnet</text:span><text:change-start text:change-id="ct99725760"/></text:p>
      <text:h text:style-name="P83" text:outline-level="2"><text:bookmark-start text:name="__RefHeading___Toc1889_2572858981"/><text:soft-page-break/><text:span text:style-name="T24">S</text:span><text:span text:style-name="T8">onstige Änderungen</text:span><text:bookmark-end text:name="__RefHeading___Toc1889_2572858981"/><text:change-end text:change-id="ct99725760"/></text:h>
      <text:list xml:id="list3899688012" text:style-name="L8">
        <text:list-item>
          <text:p text:style-name="P98">Formularsystem verwendet nun die E-Mail Adresse aus den Grundeinstellungen als Absender, falls kein Feld für die E-Mail Adresse gesetzt ist.</text:p>
        </text:list-item>
      </text:list>
      <text:list xml:id="list1744375132" text:style-name="L9">
        <text:list-item>
          <text:p text:style-name="P99">Einstellungen zum E-Mail Versand ausgeblendet, da es dort nichts zum Auswählen gibt, bis PHPMailer ins System integriert wird.</text:p>
        </text:list-item>
        <text:list-item>
          <text:p text:style-name="P99">Performance der Installation von mehrere Paketen und Patches optimiert</text:p>
        </text:list-item>
        <text:list-item>
          <text:p text:style-name="P103">cms-config.php in CMSConfig.php umbenannt<text:change-start text:change-id="ct99725984"/></text:p>
        </text:list-item>
      </text:list>
      <text:h text:style-name="Heading_20_2" text:outline-level="2"><text:bookmark-start text:name="__RefHeading___Toc2747_260329749"/>Bugfixes<text:bookmark-end text:name="__RefHeading___Toc2747_260329749"/><text:change-end text:change-id="ct99725984"/></text:h>
      <text:list xml:id="list3995212633" text:style-name="L10">
        <text:list-item>
          <text:p text:style-name="P100">"Custom Types" Feature war defekt</text:p>
        </text:list-item>
        <text:list-item>
          <text:p text:style-name="P100">Hochgeladene Videos wurden im Root-Ordner des Dateisystems gespeichert</text:p>
        </text:list-item>
        <text:list-item>
          <text:p text:style-name="P100">Sicherheit: Hook-Funktionen in Controllern können nicht mehr direkt per HTTP Request ausgeführt werden.</text:p>
        </text:list-item>
        <text:list-item>
          <text:p text:style-name="P100">ModuleHelper::getFullPageURLByID() gibt fehlerhafte URl aus unter Windows</text:p>
        </text:list-item>
        <text:list-item>
          <text:p text:style-name="P100">Kompatiblitätsproblem mit dem mPDF Modul behoben</text:p>
        </text:list-item>
        <text:list-item>
          <text:p text:style-name="P101">Weiterleitung zum Installer wenn keine Konfigurationsdatei vorhanden funktioniert wieder.</text:p>
        </text:list-item>
        <text:list-item>
          <text:p text:style-name="P104">Mehrere Fehler beim Speichern von Gruppen korrigiert</text:p>
        </text:list-item>
        <text:list-item>
          <text:p text:style-name="P104"><text:span text:style-name="T40">G</text:span>elöschte Seiten werden nicht mehr angezeigt bei "Letzte Änderungen" und "Top Seiten"</text:p>
        </text:list-item>
      </text:list>
      <text:h text:style-name="Heading_20_2" text:outline-level="2"><text:bookmark-start text:name="__RefHeading___Toc1672_1335894365"/><text:change-start text:change-id="ct99726208"/>Entfernte Features<text:bookmark-end text:name="__RefHeading___Toc1672_1335894365"/><text:change-end text:change-id="ct99726208"/></text:h>
      <text:list xml:id="list2086128167" text:style-name="L11">
        <text:list-item>
          <text:p text:style-name="P113"><text:span text:style-name="T37">Z</text:span>ugriff von IP-Adressen die auf der Blacklist von spamhaus.org gelistet sind verweigern.</text:p>
        </text:list-item>
        <text:list-item>
          <text:p text:style-name="P113">YaLinqo entfernt<text:change-start text:change-id="ct99726432"/></text:p>
        </text:list-item>
      </text:list>
      <text:h text:style-name="P72" text:outline-level="1"><text:change-end text:change-id="ct99726432"/></text:h>
      <text:h text:style-name="P26" text:outline-level="1"><text:bookmark-start text:name="__RefHeading___Toc4661_3330299324"/><text:change-start text:change-id="ct99726656"/>Detailbeschreibung der neuen Features<text:bookmark-end text:name="__RefHeading___Toc4661_3330299324"/><text:change-end text:change-id="ct99726656"/></text:h>
      <text:h text:style-name="Heading_20_2" text:outline-level="2"><text:bookmark-start text:name="__RefHeading___Toc1510_4286809544"/><text:change text:change-id="ct99727776"/><text:change text:change-id="ct99727552"/><text:change text:change-id="ct99727328"/><text:change text:change-id="ct99727104"/><text:change text:change-id="ct99726880"/>Neue Mailversandmethode "PHPMailer", Mailversand per SMTP<text:bookmark-end text:name="__RefHeading___Toc1510_4286809544"/></text:h>
      <text:p text:style-name="P57">In UliCMS Release 2018.2 wurde die Mailversandmethode „PEAR Mail“ entfernt. <text:line-break/>In UliCMS Release 2018.3 ist als Ersatz nun der Mailversand per „PHPMailer“ möglich.</text:p>
      <text:p text:style-name="P57">PHPMailer ist eine PHP-Klasse zum Versand von E-Mails <text:span text:style-name="T38">über einen</text:span> SMTP-<text:span text:style-name="T38">Server</text:span>. Diese Methode kann genutzt werden, wenn die mail() Funktion nicht zur Verfügung steht.</text:p>
      <text:p text:style-name="P58">Die Konfiguration ist identisch mit der, der entfernten „PEAR Mail“ Methode.<text:line-break/>Lediglich die Option „Zertifikate nicht validieren“ ist hinzugekommen, die jedoch die Sicherheit der verschlüsselten Verbindung verringert, und deshalb nur aktiviert werden sollte, wenn dies unvermeidbar ist.</text:p>
      <text:p text:style-name="P57"><draw:frame draw:style-name="fr3" draw:name="Rahmen4" text:anchor-type="paragraph" svg:width="17.013cm" draw:z-index="16"><draw:text-box fo:min-height="11.73cm"><text:p text:style-name="Illustration"><draw:frame draw:style-name="fr2" draw:name="Bild6" text:anchor-type="as-char" svg:width="17.013cm" style:rel-width="100%" svg:height="11.73cm" style:rel-height="scale" draw:z-index="18"><draw:image xlink:href="Pictures/100000000000036C0000025C9CB4504DB077C29E.png" xlink:type="simple" xlink:show="embed" xlink:actuate="onLoad" loext:mime-type="image/png"/></draw:frame><text:span text:style-name="T1"><text:line-break/></text:span>Abbildung <text:sequence text:ref-name="refIllustration17" text:name="Illustration" text:formula="ooow:Illustration+1" style:num-format="1">1</text:sequence>: Screenshot: Konfiguration Mailversand mit PHPMailer</text:p></draw:text-box></draw:frame></text:p>
      <text:h text:style-name="P21" text:outline-level="2"><text:bookmark-start text:name="__RefHeading___Toc1402_3731182899"/>Vorbereitungen zur Ausführung von UliCMS in der Google Cloud durchgeführt<text:bookmark-end text:name="__RefHeading___Toc1402_3731182899"/></text:h>
      <text:p text:style-name="P59">Es wurden Vorbereitungen zum Betrieb von UliCMS in der Google Cloud und in Docker Containern durchgeführt.<text:line-break/>Die Vorbereitungen umfassen vor allem die Möglichkeit, einen vom UliCMS Core Framework getrennten Data Storage zu haben, sowie das in eXtend verfügbare GoogleCloudHelper Modul.</text:p>
      <text:h text:style-name="Heading_20_3" text:outline-level="3"><text:bookmark-start text:name="__RefHeading___Toc1404_3731182899"/>Data Storage<text:bookmark-end text:name="__RefHeading___Toc1404_3731182899"/></text:h>
      <text:p text:style-name="P60">In Docker Containern und in der Google App Engine ist das Laufwerk auf dem sich der Code befindet in der Regel flüchtig oder sogar nur-lesbar. Um Daten wie z.B. Grafikdateien permanent zu speichern, muss ein Storage Laufwerk eingehängt werden, welches auch nach dem Stoppen des Containers bestehen bleibt.<text:line-break/>Deshalb kann in UliCMS nun ein Data Storage Ordner festgelegt werden, der nur dynamische Daten enthält. (in der Regel vor allem der „content“ Ordner und dessen Inhalt).<text:line-break/>In der Konfigurationsdatei CMSConfig.php können Sie die Variablen $data_storage_root für den Pfad zum Data Storage Ordner, sowie $data_storage_url für die URL zum DataStorage, sofern sich dieser nicht unter ULICMS_ROOT/content befindet, angeben.</text:p>
      <text:p text:style-name="P61">var $data_storage_root = "/var/my-data-storage";</text:p>
      <text:p text:style-name="P61">var $data_storage_url = "<text:a xlink:type="simple" xlink:href="https://media.mysite.com/" text:style-name="Internet_20_link" text:visited-style-name="Visited_20_Internet_20_Link">https://media.mysite.com</text:a>";</text:p>
      <text:p text:style-name="P60">Um die Variablen Daten vom Installationsverzeichnis von UliCMS zu trennen, gehen Sie wie folgt vor:</text:p>
      <text:list xml:id="list1915941292" text:style-name="L12">
        <text:list-item>
          <text:p text:style-name="P114">Legen Sie einen separaten Ordner außerhalb des UliCMS Installationsverzeichnis an.</text:p>
        </text:list-item>
        <text:list-item>
          <text:p text:style-name="P114">Verschieben Sie den Ordner „content/“ inklusive aller Inhalte dort hinein.</text:p>
        </text:list-item>
        <text:list-item>
          <text:p text:style-name="P114">Setzen Sie wie oben beschrieben in der Konfigurationsdatei die Variable <text:span text:style-name="T2">$data_storage_root </text:span>auf den Pfad des vorhin erzeugten Ordners.</text:p>
        </text:list-item>
        <text:list-item>
          <text:p text:style-name="P114">Erstellen Sie einen Symlink von ULICMS_ROOT/content zu dem Content Ordner in dem Data Storage.<text:line-break/>Oder:</text:p>
        </text:list-item>
        <text:list-item>
          <text:p text:style-name="P114">Machen Sie den Data Storage als Subdomain verfügbar und setzen Sie <text:span text:style-name="T2">$data_storage_url</text:span> wie oben beschrieben.</text:p>
        </text:list-item>
      </text:list>
      <text:h text:style-name="P85" text:outline-level="3"/>
      <text:h text:style-name="P86" text:outline-level="3"><text:bookmark-start text:name="__RefHeading___Toc1406_3731182899"/>GoogleCloudHelper<text:bookmark-end text:name="__RefHeading___Toc1406_3731182899"/></text:h>
      <text:p text:style-name="P64">Das Modul <text:span text:style-name="T2">GoogleCloudHelper</text:span> enthält Hilfsfunktionen, die die Implementierung von UliCMS-Projekten in der Google Cloud ermöglichen.</text:p>
      <text:p text:style-name="P64">GoogleCloudHelper ist nicht im Installationspaket von UliCMS enthalten kann jedoch auf dem eXtend Downloadportal und auf GitHub bezogen werden.</text:p>
      <text:p text:style-name="P48"><text:span text:style-name="T39">Der Helper </text:span>enthält die folgenden Funktionen</text:p>
      <text:list xml:id="list1614010329" text:style-name="L13">
        <text:list-item>
          <text:p text:style-name="P115">GoogleCloudHelper::isProduction() : bool</text:p>
        </text:list-item>
        <text:list-item>
          <text:p text:style-name="P115">GoogleCloudHelper::isDevelopment() : bool</text:p>
        </text:list-item>
        <text:list-item>
          <text:p text:style-name="P115">GoogleCloudHelper::writeCloudFile($filename, $content, $acl = "public-read") : void</text:p>
        </text:list-item>
        <text:list-item>
          <text:p text:style-name="P115">GoogleCloudHelper::changeFileVisiblity($filename, $public) : bool</text:p>
        </text:list-item>
        <text:list-item>
          <text:p text:style-name="P115">GoogleCloudHelper::getProtectedFileExtensions() : array of string</text:p>
        </text:list-item>
        <text:list-item>
          <text:p text:style-name="P115">GoogleCloudHelper::makeFilesPublic($folder) : void</text:p>
        </text:list-item>
      </text:list>
      <text:p text:style-name="P47">Links:</text:p>
      <text:list xml:id="list3802447714" text:style-name="L14">
        <text:list-item>
          <text:p text:style-name="P116"><text:a xlink:type="simple" xlink:href="https://extend.ulicms.de/GoogleCloudHelper.html" text:style-name="Internet_20_link" text:visited-style-name="Visited_20_Internet_20_Link">https://extend.ulicms.de/GoogleCloudHelper.html</text:a></text:p>
        </text:list-item>
        <text:list-item>
          <text:p text:style-name="P116"><text:a xlink:type="simple" xlink:href="https://github.com/derUli/GoogleCloudHelper" text:style-name="Internet_20_link" text:visited-style-name="Visited_20_Internet_20_Link">https://github.com/derUli/GoogleCloudHelper</text:a></text:p>
        </text:list-item>
      </text:list>
      <text:p text:style-name="P64"/>
      <text:h text:style-name="P21" text:outline-level="2"><text:bookmark-start text:name="__RefHeading___Toc1918_3731182899"/>Seiten haben nun auch eine Gruppe (group_id)<text:bookmark-end text:name="__RefHeading___Toc1918_3731182899"/></text:h>
      <text:p text:style-name="P63">Eine Seite hat nun zusätzlich zum Benutzer auch eine Gruppe als Eigentümer.<text:line-break/>Die Bearbeitungsbeschränkung „Gruppe“ bezieht sich nun auf die dort ausgewählte Gruppe, statt wie bisher auf die Gruppe des Benutzers. Bei neuen Datensätzen wird die Gruppe des Erstellers eingetragen.</text:p>
      <text:p text:style-name="P65"><draw:frame draw:style-name="fr3" draw:name="Rahmen5" text:anchor-type="paragraph" svg:width="17.013cm" draw:z-index="17"><draw:text-box fo:min-height="9.13cm"><text:p text:style-name="Illustration"><draw:frame draw:style-name="fr2" draw:name="Bild7" text:anchor-type="as-char" svg:width="17.013cm" style:rel-width="100%" svg:height="9.13cm" style:rel-height="scale" draw:z-index="19"><draw:image xlink:href="Pictures/100002010000029B000001669A4C9D385A45645B.png" xlink:type="simple" xlink:show="embed" xlink:actuate="onLoad" loext:mime-type="image/png"/></draw:frame><text:span text:style-name="T1"><text:line-break/></text:span>Abbildung <text:sequence text:ref-name="refIllustration18" text:name="Illustration" text:formula="ooow:Illustration+1" style:num-format="1">2</text:sequence>: Screenshot: Eigentümer Gruppe einer Seite</text:p></draw:text-box></draw:frame></text:p>
      <text:h text:style-name="Heading_20_2" text:outline-level="2"><text:bookmark-start text:name="__RefHeading___Toc1598_158645858"/>Minifying von Scripts und Stylesheets kann durch Config-Variable $no_minify deaktiviert werden.<text:bookmark-end text:name="__RefHeading___Toc1598_158645858"/></text:h>
      <text:p text:style-name="P66">UliCMS fasst mehrere JavaScript Dateien zusammen zu einer Datei. Um die Ladezeit der Webseite zu verbessern, werden unnötige Zeichen wie Leerzeichen usw. entfernt.</text:p>
      <text:p text:style-name="P66">Um das Minifying zu deaktivieren, so dass alle Scripts direkt eingebunden werden, <text:span text:style-name="T41">fügen Sie bitte folgende Zeile in die CMSConfig.php Datei ein.</text:span></text:p>
      <text:p text:style-name="P62">var $no_minify = true;</text:p>
      <text:h text:style-name="P82" text:outline-level="2"/>
      <text:h text:style-name="P21" text:outline-level="2"><text:bookmark-start text:name="__RefHeading___Toc1799_158645858"/>Exception Logging implementiert<text:bookmark-end text:name="__RefHeading___Toc1799_158645858"/></text:h>
      <text:p text:style-name="P123">Unter ULICMS_DATA_STORAGE_ROOT/content/log/exception_log werden nun Exceptions geloggt.<text:line-break/>Sofern $debug = false in der CMSConfig-Datei gesetzt ist, wird der Stacktrace nur geloggt, aber nicht im Browser angezeigt. <text:change-start text:change-id="ct99728000"/></text:p>
      <text:h text:style-name="P26" text:outline-level="1"><text:bookmark-start text:name="__RefHeading___Toc4663_3330299324"/><text:change-end text:change-id="ct99728000"/><text:change text:change-id="ct219059456"/><text:change text:change-id="ct219059232"/><text:change text:change-id="ct219059008"/><text:change text:change-id="ct219058784"/><text:change text:change-id="ct99728224"/><text:change-start text:change-id="ct219059680"/><text:span text:style-name="T34">D</text:span><text:change-end text:change-id="ct219059680"/>urchführung der Installation<text:bookmark-end text:name="__RefHeading___Toc4663_3330299324"/></text:h>
      <text:list xml:id="list622709413" text:style-name="L15">
        <text:list-item>
          <text:p text:style-name="P105"><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106">Wenn Sie UliCMS in de<text:span text:style-name="T32">m</text:span> Hauptordner hochgeladen haben, rufen Sie [www.ihredomain.de]/installer im Browser auf.</text:p>
        </text:list-item>
        <text:list-item>
          <text:p text:style-name="P106">Wenn Sie UliCMS in eine<text:span text:style-name="T32">m</text:span> Unterordner hochgeladen haben, rufen Sie [www.ihredomain.de]/[ihr-unterordner]/installer im Browser auf.<text:line-break/>Die eckigen Klammern sind Platzhalter.</text:p>
        </text:list-item>
        <text:list-item>
          <text:p text:style-name="P106">Folgen Sie den Anweisungen des Installationsassistenten.</text:p>
        </text:list-item>
        <text:list-item>
          <text:p text:style-name="P107"><text:bookmark-start text:name="__RefHeading__616_716240178"/>Löschen Sie nach erfolgreichen Abschluss der Installation den Ordner „installer“ vom Server.<text:bookmark-end text:name="__RefHeading__616_716240178"/><text:change-start text:change-id="ct219059904"/></text:p>
        </text:list-item>
      </text:list>
      <text:h text:style-name="Heading_20_1" text:outline-level="1"><text:bookmark-start text:name="__RefHeading___Toc6932_1558993862"/><text:change-end text:change-id="ct219059904"/><text:change text:change-id="ct219060128"/>Durchführung eines Upgrades<text:bookmark-end text:name="__RefHeading___Toc6932_1558993862"/></text:h>
      <text:p text:style-name="P27"><text:span text:style-name="T8">Ein Upgrade kann nur von UliCMS 2017.1</text:span><text:change text:change-id="ct219060352"/><text:change-start text:change-id="ct219060576"/><text:span text:style-name="T8">,</text:span><text:change-end text:change-id="ct219060576"/><text:span text:style-name="T10"> UliCMS 2017.2</text:span><text:span text:style-name="T8"> </text:span><text:change-start text:change-id="ct219060800"/><text:span text:style-name="T26">oder UliCMS 2017.3 </text:span><text:change-end text:change-id="ct219060800"/><text:span text:style-name="T8">auf UliCMS 2017.</text:span><text:span text:style-name="T10">3</text:span><text:span text:style-name="T8"> erfolgen. Ein Upgrade von </text:span><text:span text:style-name="T22">UliCMS 9.8.x und älteren Versionen erfordert dass Sie zuerst auf UliCMS 2017.1 aktualisieren und </text:span><text:span text:style-name="T23">anschließend</text:span><text:span text:style-name="T22"> auf UliCMS 2017.</text:span><text:span text:style-name="T10">3</text:span><text:span text:style-name="T22">.</text:span></text:p>
      <text:list xml:id="list4195571174" text:style-name="L16">
        <text:list-item>
          <text:p text:style-name="P108">Entpacken Sie das heruntergeladene Upgrade-Paket.</text:p>
        </text:list-item>
        <text:list-item>
          <text:p text:style-name="P108">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08">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45954425447339" text:continue-numbering="true" text:style-name="L16">
        <text:list-item>
          <text:p text:style-name="P117"><draw:frame draw:style-name="fr4" draw:name="Rahmen7" text:anchor-type="paragraph" svg:x="2.708cm" svg:y="-0.171cm" svg:width="6.881cm" draw:z-index="14"><draw:text-box fo:min-height="8.183cm"><text:p text:style-name="Illustration"><draw:frame draw:style-name="fr8" draw:name="Bild10" text:anchor-type="paragraph" svg:width="6.881cm" svg:height="8.183cm" style:rel-height="scale" draw:z-index="15"><draw:image xlink:href="Pictures/100002010000013D0000017980A4DBF7064F7A26.png" xlink:type="simple" xlink:show="embed" xlink:actuate="onLoad" loext:mime-type="image/png"/></draw:frame><text:change text:change-id="ct219063936"/><text:change text:change-id="ct219063712"/><text:change text:change-id="ct219063488"/><text:change text:change-id="ct219063264"/><text:change text:change-id="ct219063040"/><text:change text:change-id="ct219062816"/><text:change text:change-id="ct219062592"/><text:change text:change-id="ct219062368"/><text:change text:change-id="ct219062144"/><text:change text:change-id="ct219061920"/><text:change text:change-id="ct219061696"/><text:change text:change-id="ct219061472"/><text:change text:change-id="ct219061248"/><text:change text:change-id="ct219061024"/><text:s/>Abbildung <text:sequence text:ref-name="refIllustration19" text:name="Illustration" text:formula="ooow:Illustration+1" style:num-format="1">3</text:sequence>: Abbildung, setzen der Datei-Berechtigungen auf dem FTP-Server<text:line-break/></text:p></draw:text-box></draw:frame>Wenn Sie UliCMS in de<text:span text:style-name="T32">m</text:span> Hauptordner <text:span text:style-name="T32">installiert</text:span> haben, rufen Sie [www.ihredomain.de]/<text:span text:style-name="T32">update.php</text:span> im Browser auf.</text:p>
        </text:list-item>
        <text:list-item>
          <text:p text:style-name="P118">Wenn Sie UliCMS in einen Unterordner hochgeladen haben, rufen Sie [www.ihredomain.de]/[ihr-unterordner]/<text:span text:style-name="T32">update.php</text:span> im Browser auf.<text:line-break/>Die eckigen Klammern sind Platzhalter.<text:line-break/><text:span text:style-name="T32">Das update-Skript aktualisiert die Datenbank.</text:span></text:p>
        </text:list-item>
        <text:list-item>
          <text:p text:style-name="P119">Loggen Sie sich nun in das CMS ein, prüfen Sie, ob eine Paketquelle für diese Version von UliCMS ausgewählt ist.</text:p>
        </text:list-item>
        <text:list-item>
          <text:p text:style-name="P120">Falls Patches für UliCMS verfügbar sind, installieren Sie diese.</text:p>
        </text:list-item>
        <text:list-item>
          <text:p text:style-name="P121">Leeren Sie den Cache des CMS.</text:p>
        </text:list-item>
        <text:list-item>
          <text:p text:style-name="P122">Rufen Sie „Pakete“ auf, und merken Sie sich alle Pakete, deren Versionsnummer rot markiert ist. Installieren Sie die neuen Versionen dieser Pakete.</text:p>
        </text:list-item>
        <text:list-item>
          <text:p text:style-name="P122">Falls Probleme mit Modulen und Themes auftreten, die nicht aus der Paketquelle stammen, prüfen Sie, ob von diesen Paketen beim Hersteller eine neue Version verfügbar ist, und installieren Sie diese gegebenenfalls.</text:p>
        </text:list-item>
      </text:list>
      <text:h text:style-name="P75" text:outline-level="1"><text:bookmark-start text:name="__RefHeading___Toc734_1061336504"/>Benötigen Sie Hilfe?<text:bookmark-end text:name="__RefHeading___Toc734_1061336504"/></text:h>
      <text:p text:style-name="P53"><text:span text:style-name="T33">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3">http://www.ulicms.de/kontakt.html</text:span></text:a><text:span text:style-name="T33"> oder auf Facebook </text:span><text:a xlink:type="simple" xlink:href="https://www.facebook.com/UliCMS9" text:style-name="Internet_20_link" text:visited-style-name="Visited_20_Internet_20_Link"><text:span text:style-name="T33">https://www.facebook.com/UliCMS9</text:span></text:a><text:span text:style-name="T33">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9"><text:s/>Abbildung 1: Screenshot: Konfiguration Mailversand mit PHPMailer<text:tab/>4</text:p>
          <text:p text:style-name="P69"><text:s/>Abbildung 2: Screenshot: Eigentümer Gruppe einer Seite<text:tab/>7</text:p>
          <text:p text:style-name="P69"><text:s/>Abbildung 3: Abbildung, setzen der Datei-Berechtigungen auf dem FTP-Server<text:tab/>9</text:p>
        </text:index-body>
      </text:illustration-index>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svg:font-family="arial, sans-serif"/>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family-generic="roman" style:font-pitch="variable" fo:font-size="12pt" officeooo:rsid="03a72f27"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3bd0a1c"/>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style:text-position="sub 58%" officeooo:rsid="03bd0a1c"/>
    </style:style>
    <style:style style:name="MT2"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2"><draw:image xlink:href="Pictures/10000201000002D1000000922D0911398D36907C.png" xlink:type="simple" xlink:show="embed" xlink:actuate="onLoad" loext:mime-type="image/png"/></draw:frame><text:page-number text:select-page="current">11</text:page-number><text:span text:style-name="MT1">Google App Engine</text:span></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2">www.ulicms.de</text:span></text:a><text:span text:style-name="MT2"><text:tab/></text:span>Stand: <text:date style:data-style-name="N36" text:date-value="2018-04-02T14:59:52.704000044">02.04.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3"><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7M55S</meta:editing-duration>
    <meta:editing-cycles>919</meta:editing-cycles>
    <meta:generator>LibreOffice/5.4.5.1$Windows_X86_64 LibreOffice_project/79c9829dd5d8054ec39a82dc51cd9eff340dbee8</meta:generator>
    <dc:date>2018-04-02T14:59:52.554000000</dc:date>
    <meta:document-statistic meta:table-count="0" meta:image-count="10" meta:object-count="0" meta:page-count="13" meta:paragraph-count="156" meta:word-count="1608" meta:character-count="12163" meta:non-whitespace-character-count="10772"/>
  </office:meta>
</office:document-meta>
</file>